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1fc95c"/>
    </style:style>
    <style:style style:name="P7" style:family="paragraph" style:parent-style-name="Normal">
      <style:text-properties officeooo:paragraph-rsid="001fc95c"/>
    </style:style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20741d"/>
    </style:style>
    <style:style style:name="P9" style:family="paragraph" style:parent-style-name="Normal">
      <style:paragraph-properties fo:break-before="page"/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225e88"/>
    </style:style>
    <style:style style:name="P11" style:family="paragraph" style:parent-style-name="Standard">
      <style:paragraph-properties fo:margin-left="0cm" fo:margin-right="0cm" fo:text-indent="0cm" style:auto-text-indent="false" fo:break-before="page" style:writing-mode="lr-tb"/>
    </style:style>
    <style:style style:name="T1" style:family="text">
      <style:text-properties fo:language="fr" fo:country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25e88"/>
    </style:style>
    <style:style style:name="T4" style:family="text">
      <style:text-properties officeooo:rsid="0023cc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<text:span text:style-name="Default_20_Paragraph_20_Font"><text:span text:style-name="T1">G</text:span></text:span>ALENI AD PISONEM DE THE-<text:line-break/>RIACA LIBER.<text:bookmark-end text:name="bookmark0"/></text:h>
      <text:h text:style-name="Heading_20_2" text:outline-level="2">Cap. l. </text:h>
      <text:p text:style-name="P6"><text:span text:style-name="Default_20_Paragraph_20_Font"><text:span text:style-name="T2">[Librum dicat Pscni, Andromachum com-<text:line-break/>mendat , et causam operis conscribendi aperit Calenus.]<text:line-break/></text:span></text:span>Liibrum hunc de Thetiaca tibi (optime Pi<text:span text:style-name="Default_20_Paragraph_20_Font"><text:span text:style-name="T2">s</text:span></text:span>o) omnibus<text:line-break/>accurate perpensis studio<text:span text:style-name="Default_20_Paragraph_20_Font"><text:span text:style-name="T2">s</text:span></text:span>e construxi, quum potissumum te<text:line-break/>ad ejus cognitionem haud frigide affectum perspexerim.<text:line-break/>Profectus enim interdum ad te p^o more, multos <text:span text:style-name="Default_20_Paragraph_20_Font"><text:span text:style-name="T2">s</text:span></text:span>ane<text:line-break/>et diversus a consuetis libros tibi propositos offendi. Et-<text:line-break/>enim tibi gratum est, ac prae<text:span text:style-name="Default_20_Paragraph_20_Font"><text:span text:style-name="T2">s</text:span></text:span>ertim a publicis negotiorum</text:p>
      <text:p text:style-name="P3">occupationibus cum veteribus philosophis viris consueto-<text:line-break/>dinem habere. Imo commentarium quendam de Antidoto<text:line-break/>hac conscriptum, tunc non sine voluptate legebas; et me<text:line-break/>tibi astantem, ilico amicis intuitus oculis, comiter etiam<text:line-break/>^loquebaris; ac deinde iterum, me audiente, librum re-<text:line-break/>legebas. Auscultabam vero et ipse, quoniam commenta-<text:line-break/>rius non oscitanter erat compositus a quodam Andromacho<text:line-break/>vocato, qui artem non modo rerum experientia perfecte<text:line-break/>calluerit, <text:span text:style-name="Default_20_Paragraph_20_Font"><text:span text:style-name="T2">s</text:span></text:span>ed etiam <text:span text:style-name="Default_20_Paragraph_20_Font"><text:span text:style-name="T2">s</text:span></text:span>ermonibus ratiocinationem in ipsis<text:line-break/>prorsus exercuerit. Itaque praecellere ipsum nostratibus,<text:line-break/>quod his in rebus praevaleret, illius tempestatis reges,<text:line-break/>meo quidem judicio, crediderunt, forsan patria quoque<text:line-break/>nonnihil ad medicinam exquisite di<text:span text:style-name="Default_20_Paragraph_20_Font"><text:span text:style-name="T2">s</text:span></text:span>cendam ipsi opitulante.<text:line-break/>Cretensis siquidem erat natione; ac verisimile est Cretam,<text:line-break/>ut diversas plerasque herbas, ita etiam ad quoddam me-<text:line-break/>dicamentum falutare hominibus talem virum tulisse. Quum<text:line-break/>autem illius scripta perlegeres, admodum ego gavisus sum,<text:line-break/><text:span text:style-name="Default_20_Paragraph_20_Font"><text:span text:style-name="T2">q</text:span></text:span>uod ita accurate mentem iis quae ab illo dicebantur,</text:p>
      <text:p text:style-name="P3">intenderes vereque magna me admiratio detinuit, atq<text:span text:style-name="Default_20_Paragraph_20_Font"><text:span text:style-name="T2">u</text:span></text:span>e<text:line-break/>nostrae fortunae multam gratiam habui, quod te tanto<text:line-break/>artis studio teneri conspexerim. Siquidem plerique alio-<text:line-break/>ru<text:span text:style-name="Default_20_Paragraph_20_Font"><text:span text:style-name="T2">t</text:span></text:span>u hominum solas aures hujus sententiis oblectari de-<text:line-break/>siderant; tu vero non solum ea q<text:span text:style-name="Default_20_Paragraph_20_Font"><text:span text:style-name="T2">u</text:span></text:span>ae dicuntur, cum ob-<text:line-break/>luctatione audis, verum etiam multa quae non exprimun-<text:line-break/>tur, insita prudentia ingenite invenis; nonnulla opera<text:line-break/>quoque tam accurate pernovisti et perspicis, ut nos qui<text:line-break/>studioso labore didicimus. Quod quam verissime ego in<text:line-break/>te contemplatus et magnopere sum admiratus. Nam quum<text:line-break/>liberorum tuorum carissimus ex quadam equitandi ne-<text:line-break/>celsitate peritonaei affectu laboraret; ut qui sacris admi-<text:line-break/>nistrandis publice esset praefectus, ceremoniarum gratia,<text:line-break/>quae diis Romanorum necessario tunc fiebant; quamobrem<text:line-break/>et generofissimos pueros concinne equitantes, saltantesque,<text:line-break/>tanquam equis sacra quaedam et ipsos obire oportebat.<text:line-break/>Quum igitur filii tui natura admodum teneri, locus hic<text:line-break/>undequaque cont<text:span text:style-name="Default_20_Paragraph_20_Font"><text:span text:style-name="T2">u</text:span></text:span>sus violenter, a subjectis partibus ab-</text:p>
      <text:p text:style-name="P3">foederet, ac deinde pure collecto, incisione etiam opus<text:line-break/>haberet; puer sane tanquam vir quidem jam patienter<text:line-break/>omnia sustinens praeter expectationem curabatur, ceu ex<text:line-break/><text:span text:style-name="Default_20_Paragraph_20_Font"><text:span text:style-name="T2">q</text:span></text:span>uodam philosophiae studio, fortitudine ac magnanimi-<text:line-break/>late ad praesens malum probe instructus exercitatusque.<text:line-break/>su vero adstans diligenter inspiciebas, animumque omni-<text:line-break/>bus quae a nobis fiebant, intendebas; ut si quando non-<text:line-break/>nihil etiam oscitanter fieret, statim instares, admoneresque<text:line-break/>secundum Hippocratem, nihil temere ^agendum. Sed ego<text:line-break/>aliquid etiam laudabilius spectans difficilius a te fieri ani-<text:line-break/>InadVerti, nempe si quand<text:span text:style-name="Default_20_Paragraph_20_Font"><text:span text:style-name="T2">o</text:span></text:span> medicamentum quoddam a me-<text:line-break/>deute impositum sno in loco minus recte haerebat, id<text:line-break/>tuisinet digitis transpositum, apte vulneri applicabas, ut<text:line-break/>miraculum este videretur, Te tam repente manibus ex tuo<text:line-break/>erga silium amore et naturali dexteritate, absolutam at-<text:line-break/>tem ostendisse. Atque id ipsum tibi usu venire comperio,<text:line-break/>quemadmodum etiam Plato sapientissimus in multis, ut<text:line-break/>est consentaneum, frequenter speculatus et veritatis gau-</text:p>
      <text:p text:style-name="P3">dens necessitate et disciplinas, inquit, rerum esse recor-<text:line-break/>dationes et animum omnium habere videri notitias; quae<text:line-break/>tunc nimirum apparent, quum usus postulat. Ita in te<text:line-break/>quoque ob filii solicitudinem praesens tibi artis experien-<text:line-break/>tia praeter nostram opinionem apparebat. Nec id sane<text:line-break/>immerit<text:span text:style-name="Default_20_Paragraph_20_Font"><text:span text:style-name="T2">o,</text:span></text:span> quum sis adeo honesti amans atque ingeniosus^<text:line-break/>Neque in hoc medicamento theriacam neglexisti ; verum et<text:line-break/>facultatem ipsius et temperamentum scire studuisti, ad<text:line-break/>haec, tempus, mens<text:span text:style-name="Default_20_Paragraph_20_Font"><text:span text:style-name="T2">u</text:span></text:span>ramque usus adamussim perdiscere.</text:p>
      <text:h text:style-name="Heading_20_2" text:outline-level="2">Cap. II.</text:h>
      <text:p text:style-name="P6"><text:s/>[T<text:span text:style-name="Default_20_Paragraph_20_Font"><text:span text:style-name="T2">heriacae commendatio et dignatio, p r in-<text:line-break/>cipumque</text:span></text:span> R<text:span text:style-name="Default_20_Paragraph_20_Font"><text:span text:style-name="T2">omanorum hac in re studium.] </text:span></text:span>Etenim hoc<text:line-break/>est, ut revera, apud universos homines celebratissimum,<text:line-break/>tum ob pollicitationis certitudinem , tum ob ipsius actio-<text:line-break/>nis facultatem. Nullus enim unquam a seris quae inter-<text:line-break/>imere consueverunt, commorfus narratur, qui hac statim<text:line-break/>epota antidoto interierit. N<text:span text:style-name="Default_20_Paragraph_20_Font"><text:span text:style-name="T2">u</text:span></text:span>llus eadem praesumpta,<text:line-break/>haud multo post morsu impetitus , ferae veneno ceu illam<text:line-break/>superante occubuit; quod saepe nonnulli praetores etiam,</text:p>
      <text:p text:style-name="P3">penes quos vitae et necis potestas est, experiuntur, atque<text:line-break/>medicamentum probare volentes, an quod promittat,<text:line-break/>praestare quoque possit, in reis jam ob prava quaedam et<text:line-break/>iIlegitima facinora ad mortem iudicatis id explorarunt.<text:line-break/>hos autem quum in hominibus hujus rei explorationem<text:line-break/>facere non possimus, in aliis quibusdam animantibus idem<text:line-break/>facientes, veram medicamenti probationem invenire cona-<text:line-break/>mur; gallis namque domi non enutritis, neque nobis sunt<text:line-break/>contubernales, <text:span text:style-name="Default_20_Paragraph_20_Font"><text:span text:style-name="T2">s</text:span></text:span>ed potius agrestibus et sicciore praeditis<text:line-break/>corporis temperamento captis, sic feras obiicimus, et qui<text:line-break/>inter illos non biberint ex medicamento, protinus in-<text:line-break/>tereunt; qui vero biberint, convalescunt et a morsu vitam<text:line-break/>retinent. Interdum vero medicamentum num adultera-<text:line-break/>tum sit, hoc quoque modo probare convenit. Dantes<text:line-break/>enim portionem eorum quae per ventrem purgare queant<text:line-break/>medicamentorum, prius theriacam exhibemus; quicunque<text:line-break/>data ipsa non purgetur, qui purgans sumpsit medicamen^<text:line-break/>tum, hoc ipso iudicamus antidotum esse praestantissimam,</text:p>
      <text:p text:style-name="P3">quandoquidem purgationem ei qui medicamento usus sit<text:line-break/>purgante prohibuit ut tali probatione a veri medica-<text:line-break/>menti inventione nunquam aberraverimus. Multae siqui-<text:line-break/>dem a fraudulentis in hoc quoque fraudes fiunt; ac vul-<text:line-break/>gus <text:span text:style-name="Default_20_Paragraph_20_Font"><text:span text:style-name="T2">s</text:span></text:span>ola antidoti opinione deceptum ab iis, quibus ars<text:line-break/>est mercenaria, plurim<text:span text:style-name="Default_20_Paragraph_20_Font"><text:span text:style-name="T2">o</text:span></text:span> argento medicamentum etiam<text:line-break/>prave consectum redimit. Sunt enim et ex sanis qui<text:line-break/>tota omnique ipsorum vita assidue medicamento utantur,<text:line-break/>praesertim qui ob inhumanos illiberalesque mores non<text:line-break/>citra solicitudinem degunt, sed perpetuo suspicionem ha-<text:line-break/>fient, facile ab inimicis sibi strui mortis insidias. Non-<text:line-break/>nulli vero corporis juvandi gratia quotidie medicamentum<text:line-break/>assumunt, quemadmodum sane divum Marcum nos quoque<text:line-break/>novimus, qui legitime aliquando imperium gessit et ad-<text:line-break/>amussim, ut erat vir prudens, corporis luis temperamen<text:span text:style-name="Default_20_Paragraph_20_Font"><text:span text:style-name="T2">t</text:span></text:span>a<text:line-break/>tum intellexit, abunde et veluti aliment<text:span text:style-name="Default_20_Paragraph_20_Font"><text:span text:style-name="T2">o</text:span></text:span> quodam medi-<text:line-break/>camento esse usum. Ab illo namque viro potius medica-<text:line-break/>mentum bonae existimationis cepit initium et facultas</text:p>
      <text:p text:style-name="P3">ipsius actionis hominibus innotuit; ex contracta namque<text:line-break/>imperatoris sana constitutione fidem utilitatis antidotus<text:line-break/>Inajorem consequuta est. Verum illius principis tempore<text:line-break/>ad eorum duntaxat cognitionem, qui viderant, theriacae<text:line-break/>opus perveniebat; sub hujus autem seculi maximis impe-<text:line-break/>valoribus usus ejus prodiit in publicum. Omnibus enim<text:line-break/>licet nobis ipsorum bonis probe uti et liberaliter curare,<text:line-break/>alio ab alio medicamentum capiente; quoniam non solum<text:line-break/>hoc nomine caeteris omnibus praecellunt, quod imperium<text:line-break/>a diis sint adepti, sed etiam quod universa bona universis<text:line-break/>libenter impartiant, sicut et dii ipsi tantum ex aequo<text:line-break/>gaudii concipiunt, quantus eorum numerus extiterit, qui<text:line-break/>ab ipsis redduntur incolumes, cense<text:span text:style-name="Default_20_Paragraph_20_Font"><text:span text:style-name="T2">o</text:span></text:span> tque maximam regni<text:line-break/>esse partem communem omnium salutem; quod sane in<text:line-break/>ipsis etiam magis sum admiratus. Non enim in hoc dun-<text:line-break/>taxat medicamento conficiendo ponunt industriam, sed ita<text:line-break/>sitnt in omnibus erga commune benigni magnificique , ut<text:line-break/>st quando amicis aliquibus usus venerit, mirum Iit quam</text:p>
      <text:p text:style-name="P3">prompte ac quanta alacritate medicamenta communicent.<text:line-break/>Non enim ea ubi usus necessitas ingruit, tunc conficiunt,<text:line-break/>sed ad ipsum temporis articulum expromptam quoque il-<text:line-break/>lorum compositionem egregie possident. Quum igitur An-<text:line-break/>tipater, qui Graecas ipsorum epistolas facere creditus est,<text:line-break/>et propter morum gravitatem et absolutam in dicendo<text:line-break/>facultatem magno in pretio habitus, nephritico infestare-<text:line-break/>tur affectu , gravemque ex eo et intolerabilem dolorem<text:line-break/>conciperet, studium ipsorum amicis servandis quavis laude<text:line-break/>dignissimum cognovi , mirisicamque circa medicinam ani-<text:line-break/>mi contentionem. Ita namque variis differentibusque sym-<text:line-break/>ptomatis obsistentes cum morbo longe pulcherrimis me-<text:line-break/>dicamentis certabant, praestantissimorum medicorum instar,<text:line-break/>q<text:span text:style-name="Default_20_Paragraph_20_Font"><text:span text:style-name="T2">u</text:span></text:span>i vel omnem vitam in ipsius exercitatione contriverint.<text:line-break/>Jam vero Arriam multo omnium mihi carissimam, quae<text:line-break/>et ipsa supra modum ab eis commendabatur, quod disi-<text:line-break/>gentem philosophiae navaret operam et Platonis maxime<text:line-break/>libris gauderet, aegrotantem quandoque graviter sanarunt,</text:p>
      <text:p text:style-name="P3">stoInachique dissolutione affectam , jacentemque adeo lupi-<text:line-break/>nam, ut ne cibos quidem potuerit capere, atque ideo in<text:line-break/>atrophiae periculum veniret; non aliter quam medici ex-<text:line-break/>pertissimi mulierem curaverunt, propinantes ei vinum,<text:line-break/>meo consilio, ex absinthio confectum. Hujus siquidem<text:line-break/>potu illico stomachum ab imbecillitate vindicavit et sine<text:line-break/>mora appetentiae opus recuperavit. Ceterum quid in filio<text:line-break/>tuo evenerit, nimirum adhuc in memoria retines. Quum<text:line-break/>enim facto abscessu tu quidem, ut benignus pater, tar-<text:line-break/>dior ad sectionem esses, tempus a<text:span text:style-name="Default_20_Paragraph_20_Font"><text:span text:style-name="T2">u</text:span></text:span>tem humorem conten-<text:line-break/>tum excerni postulasset, ipsi medicamento exhibito magna<text:line-break/>nos ipsi<text:span text:style-name="Default_20_Paragraph_20_Font"><text:span text:style-name="T2">u</text:span></text:span>s folicitudine liberarunt. Applicatum namque<text:line-break/>emplastrum locum quidem incumbentem celerius quam<text:line-break/>scaIpellum divisit, totum vero humorem subjectum eva-<text:line-break/>cuavit, ut puer hinc non amplius dolorem persentisceret.</text:p>
      <text:h text:style-name="Heading_20_2" text:outline-level="2">Cap. HI. </text:h>
      <text:p text:style-name="P7"><text:span text:style-name="Default_20_Paragraph_20_Font"><text:span text:style-name="T2">[Cur e multis antidotus componatur, in-<text:line-break/>saamque rebus omnibus esse</text:span></text:span> v<text:span text:style-name="Default_20_Paragraph_20_Font"><text:span text:style-name="T2">acuitatem , quam ratione</text:span></text:span></text:p>
      <text:p text:style-name="P3"><text:span text:style-name="Default_20_Paragraph_20_Font"><text:span text:style-name="T2">fenstbusque investigamus.] </text:span></text:span>Hac igitur circa issa medica-<text:line-break/>menta, uti vides, honestate regia praediti haud immerito<text:line-break/>quoque tberiacen diligenter praeparant, singula quae mi-<text:line-break/>scent accuratius probantes ipsi, quo nihil praetereant,<text:line-break/>atque hanc ob causam mirifica antidotum opera edere.<text:line-break/>Etenim varia est, ut nosti, mistura et multiplicem in<text:line-break/>operibus usum exhibet; quo nomine ego illum qui primus<text:line-break/>consecturam ipsius molitus est admiror. Quippe mihi<text:line-break/>videtur non temere, sed exacta quadam ratione, atque<text:line-break/>explorata admodum cura compositionem ipsius invenisse.<text:line-break/>Non enim sicuti medici, qui se ab unica experientia em-<text:line-break/>piricos appellaverunt, neglecta naturarum ratione unum-<text:line-break/>quemque sine artificio curant, turpiter quaedam ex in-<text:line-break/>somniis, quaedam vero ab ipsa fortuna ad ipsam artem<text:line-break/>medicamenta capere se pronunciantes, ita nos quoque<text:line-break/>medicinam tractamus: verum quae ratio ipsa prima solaque<text:line-break/>potest invenire, eadem exacte omni consideratione disqui-<text:line-break/>Ientes magno studio comperimus. At quae invenire ne-</text:p>
      <text:p text:style-name="P3"><text:span text:style-name="Default_20_Paragraph_20_Font"><text:span text:style-name="T2">q</text:span></text:span>uit, ea sen<text:span text:style-name="Default_20_Paragraph_20_Font"><text:span text:style-name="T2">s</text:span></text:span>uum experimento iudicamus; plerumque ne<text:line-break/>ipsi quidem foli ac unico <text:span text:style-name="Default_20_Paragraph_20_Font"><text:span text:style-name="T2">s</text:span></text:span>en<text:span text:style-name="Default_20_Paragraph_20_Font"><text:span text:style-name="T2">s</text:span></text:span>ui judicium de eis conere-<text:line-break/>dentes. Neque enim calcem quod candida sit, qnemad-<text:line-break/>modum nix, visu duntaxat frigidam judicare fatis esse<text:line-break/>cen<text:span text:style-name="Default_20_Paragraph_20_Font"><text:span text:style-name="T2">s</text:span></text:span>emus; neque rosam, qu<text:span text:style-name="Default_20_Paragraph_20_Font"><text:span text:style-name="T2">o</text:span></text:span>d rubra sit, ideo etiam cale-<text:line-break/>facere ipsam iliico per<text:span text:style-name="Default_20_Paragraph_20_Font"><text:span text:style-name="T2">s</text:span></text:span>uademur; <text:span text:style-name="Default_20_Paragraph_20_Font"><text:span text:style-name="T2">s</text:span></text:span>ed una cum vi<text:span text:style-name="Default_20_Paragraph_20_Font"><text:span text:style-name="T2">s</text:span></text:span>u ten<text:span text:style-name="Default_20_Paragraph_20_Font"><text:span text:style-name="T2">s</text:span></text:span>um<text:line-break/>quoque tactus adhibentes iliam quidem calefacere, adeo<text:line-break/>ut urat, certo invenimus; hanc ver<text:span text:style-name="Default_20_Paragraph_20_Font"><text:span text:style-name="T2">o</text:span></text:span> rosam, quod frigidi-<text:line-break/>tatem e contrario in ea tactu percipiamus , ex resrige-<text:line-break/><text:span text:style-name="Default_20_Paragraph_20_Font"><text:span text:style-name="T2">s</text:span></text:span>antium numero eflë firmiter credidimus. Atque hoc<text:line-break/>pacto reliquorum adamussim medicamentorum singulorum<text:line-break/>facultatem ip<text:span text:style-name="Default_20_Paragraph_20_Font"><text:span text:style-name="T2">s</text:span></text:span>o <text:span text:style-name="Default_20_Paragraph_20_Font"><text:span text:style-name="T2">s</text:span></text:span>en<text:span text:style-name="Default_20_Paragraph_20_Font"><text:span text:style-name="T2">s</text:span></text:span>u judicantes invenimus aliud este sal-<text:line-break/>sum vel acidum, aliud amarum veI dulce, gustu ipsa<text:line-break/>explorantes. Quod autem aliud calefaciat, aliud re<text:span text:style-name="Default_20_Paragraph_20_Font"><text:span text:style-name="T2">s</text:span></text:span>rige-<text:line-break/>ret, aliud humectet, aliud exiccet, tactus objectio con-<text:line-break/>discere nobis efficit. Eorum vero multa ipso odoratu<text:line-break/>explorare statuimus et facultatis robur ex vehementi ex-<text:line-break/>halatione deprehendimus, imbecillitatem virt<text:span text:style-name="Default_20_Paragraph_20_Font"><text:span text:style-name="T2">u</text:span></text:span>tis ex odoris</text:p>
      <text:p text:style-name="P3">remissione. At probatumne sit an minus quodlibet me-<text:line-break/>dicamentum simplex, <text:span text:style-name="Default_20_Paragraph_20_Font"><text:span text:style-name="T2">s</text:span></text:span>ensus ipsius judices statuentes co-<text:line-break/>gnoscimns; atque his primum ilia experti et fide ex usu<text:line-break/>sensuque astructa; ita deinceps experimento rationem ad-<text:line-break/>iungentes, ac in omnibus veluti ducem ipsam sequentes<text:line-break/>tum simplicibus medicamentis congrue utimur, tum com-<text:line-break/>posit tonem ipsorum rationis artificio praestantissimam red-<text:line-break/>dimus. Nam morbi cujusque natura comperta, ac varie-<text:line-break/>tate disserentiaque temperamenti simplicium medicamen-<text:line-break/>torum cognita, sic composita praeparamus, unicnique morbo<text:line-break/>quod congruum est, varia ipsorum compositione distri-<text:line-break/>buentes, singulisque hominibus pro corporis ipsorum statu,<text:line-break/>ut pharmacia praecipit, artificiose adaptantes. Multa<text:line-break/>namque, uti non ignoras, penes nos est ad usum parata<text:line-break/>medicamentorum copia, adeoque diversa, ut non solum<text:line-break/>in compositione facultatis diversitas videri queat, sed etiam<text:line-break/>simplicium medicamentorum alia ex tota ipforum substan-<text:line-break/>tia unam quandam et simplicem facultatem indicent, quem.-</text:p>
      <text:p text:style-name="P3">admodum scammonium bilem flavam trahere apparet; epi-<text:line-break/>lbymum Atticum atrae bilis humorem ex ventriculo<text:line-break/>purgare cernitur; granum gnidium pituitam et totum aquo-<text:line-break/>sum humorem evidenter educit. Haec siquidem medica-<text:line-break/>menta ex tota ipsorum parte totaque sua substantia hu-<text:line-break/>jnsmodi humorum eductionem moliri conspiciuntur. Non<text:line-break/>enim fidem Asclepiadi Bithyno medico adhibemus, data<text:line-break/>occasione dicenti, quum homo jam purgatur, tunc etiam<text:line-break/>humores hos st<text:span text:style-name="Default_20_Paragraph_20_Font"><text:span text:style-name="T2">a</text:span></text:span>tim aliquam subire mutationem. Quippe<text:line-break/><text:span text:style-name="Default_20_Paragraph_20_Font"><text:span text:style-name="T2">q</text:span></text:span>uoniam auctor fuit de corpore hypotheseos atomorum<text:line-break/>coacervatione et meatibus contentae, naturae opera de<text:line-break/>medio tollens necessario , consentaneum erat et hunc de<text:line-break/>humoribus sermonem ipsum dicere, tanquam id quod ab<text:line-break/>eo adducitur a ratione sit alienum et omnino fieri<text:line-break/>ne<text:span text:style-name="Default_20_Paragraph_20_Font"><text:span text:style-name="T2">q</text:span></text:span>ueat. Quis enim sanae mentis crediderit tam <text:span text:style-name="Default_20_Paragraph_20_Font"><text:span text:style-name="T2">s</text:span></text:span>ubito<text:line-break/><text:span text:style-name="Default_20_Paragraph_20_Font"><text:span text:style-name="T2">q</text:span></text:span>uam medicamentum corpori adhibeatur, humoris qui<text:line-break/>ercernetur, substantiam generari? Quis contra non facile<text:line-break/>sibi persuaserit humores hosce prius quoque secundum</text:p>
      <text:p text:style-name="P3">naturam c<text:span text:style-name="Default_20_Paragraph_20_Font"><text:span text:style-name="T2">o</text:span></text:span>rporibus inesse? quum videat ictero laboran-<text:line-break/>tem, eo tempore quo medicamentum biliosum humorem<text:line-break/>purgans cepit et bilem subito copiosam excernere et as-<text:line-break/>foetu expedite liberari? E<text:span text:style-name="Default_20_Paragraph_20_Font"><text:span text:style-name="T2">u</text:span></text:span>m vero qui hydr<text:span text:style-name="Default_20_Paragraph_20_Font"><text:span text:style-name="T2">o</text:span></text:span>pe laborat,<text:line-break/>ne<text:span text:style-name="Default_20_Paragraph_20_Font"><text:span text:style-name="T2">u</text:span></text:span>tiquam medicamento qu<text:span text:style-name="Default_20_Paragraph_20_Font"><text:span text:style-name="T2">o</text:span></text:span>dam simuI ac suerit assumptum,<text:line-break/>omnem aquam ventriculo insidentem cito adm<text:span text:style-name="Default_20_Paragraph_20_Font"><text:span text:style-name="T2">o</text:span></text:span>dum va-<text:line-break/>cuare, atque ex tam subita vacuatione nullum sane hu-<text:line-break/>morem , aut certe paucissimum in partibus iusarctum<text:line-break/>habere. Verum haec Asclepiades, pueriliter dogmatis ne-<text:line-break/>cessi tali inserviens, ambitionis st<text:span text:style-name="Default_20_Paragraph_20_Font"><text:span text:style-name="T2">u</text:span></text:span>dio, ut dixi, videre sc<text:line-break/>dissimulat, omniaque probabilibus potius figmentis conatur<text:line-break/>invenire quam propriam cujusque medicamenti fac<text:span text:style-name="Default_20_Paragraph_20_Font"><text:span text:style-name="T2">u</text:span></text:span>ltatem<text:line-break/>vere confiteri. Nos autem qu<text:span text:style-name="Default_20_Paragraph_20_Font"><text:span text:style-name="T2">u</text:span></text:span>m haec videamus, scia-<text:line-break/>musquc id quod possit ratione uniustujusque medicamento-<text:line-break/>rum naturae facultatis proprietatem Vere agnoscere, hic<text:line-break/>quoque medicamenta nativa quadam facultate familiarem<text:line-break/>sibi succum attrahere, accurate didicimus; quemadmodum</text:p>
      <text:p text:style-name="P2">etiam ex eo quod Magnes lapis ferrum ad fe attrahat,<text:line-break/>facultatem quandam attractricem ei inesse, nativam facuI-<text:line-break/>tatem merito nobis ipsis persuasimus. Deus enim quum<text:line-break/>sit, quemadmodum natura in nobis, fecundum Humerum,<text:line-break/>similia similibus adjungens, ita divinas ipsius facultates<text:line-break/>ostendit.</text:p>
      <text:h text:style-name="Heading_20_2" text:outline-level="2">Cap. IV. </text:h>
      <text:p text:style-name="P8">[<text:span text:style-name="Default_20_Paragraph_20_Font"><text:span text:style-name="T2">Simplicia medicamenta plerumque compo-<text:line-break/>sttas facultates obtinere, diversus corporis partes et lae-<text:line-break/>dere et sanare, dioerstsque diversa conoenire.] </text:span></text:span>Ac reli-<text:line-break/>quorum omnium naturam pari studio examinamus, ut fa-<text:line-break/>culta te m quoque ipsorum per quam operantur exquisite<text:line-break/>perdisca<text:span text:style-name="Default_20_Paragraph_20_Font"><text:span text:style-name="T2">t</text:span></text:span>nus. Nam dum examen illorum molimur, alia,<text:line-break/>quemadmodum dixi, per totas ipsorum substantias functio-<text:line-break/>nem obire deprehendimus, alia mixtam quoque in sub-<text:line-break/>stantia facultatem habere et duplici fungi actione tam<text:line-break/>manifesto saepe , ut etiam quam maxime contraria ab eis<text:line-break/>fieri in corpore conspiciamus, atque id miraculum esse</text:p>
      <text:p text:style-name="P3">videntibus appareat. Lapathi igitur folia fi quis edat,<text:line-break/>alvum <text:span text:style-name="Default_20_Paragraph_20_Font"><text:span text:style-name="T2">s</text:span></text:span>ubducet; si quis <text:span text:style-name="Default_20_Paragraph_20_Font"><text:span text:style-name="T2">s</text:span></text:span>emen assumat, ipsam astrictam<text:line-break/>habebit. Similiter et brassicae <text:span text:style-name="Default_20_Paragraph_20_Font"><text:span text:style-name="T2">s</text:span></text:span>uccus et vetulorum gal-<text:line-break/>lorum jus et cochlearum marinarum succi assumpti alvum<text:line-break/>movent. Olus autem ipsum brassicae et illarum carnes<text:line-break/>comestae ventrem comprimunt. Aloe squamaque aeris<text:line-break/>supercrescentes ulcerum carnes astringunt; et qui fluxus<text:line-break/>sub ipsis fiunt, eos subinde exiccant; assumpta vero per<text:line-break/>os universum corpus purgant. Lac ubi a nobis dividitur,<text:line-break/>contrarias in usu facultates demonstrat; nam serum ipsius<text:line-break/>bibitum ventrem solvit; caseus ingestus exacte ipsum<text:line-break/>cohibet. Nonnulla vero tam inopinabile quippiam in<text:line-break/>mixtione facultatum quae commiscentur efficiunt, ut au-<text:line-break/>dit<text:span text:style-name="Default_20_Paragraph_20_Font"><text:span text:style-name="T2">o</text:span></text:span>ribus quoque nullo fieri modo posse videatur, nisi <text:span text:style-name="Default_20_Paragraph_20_Font"><text:span text:style-name="T2">s</text:span></text:span>uis<text:line-break/>ipsi oculis id quod accidit contueantur. Trifolium itaque<text:line-break/>herba, quae hyacintho similis est, quum vere parturit et</text:p>
      <text:p text:style-name="P3">semen agresti cnico persimile obtinet; decocta admodum,<text:line-break/>deinde morsibus aranei, vel viperae quoque ex aquae fotu<text:line-break/>adhibita ipsis medetur et dolores statim sedat. Sin autem<text:line-break/>m alio non commorso sanum locum eodem fotu circumde-<text:line-break/>deris, similem sensum similesque dolores iis quos morsus<text:line-break/>inrehit, omnes conciliat; ut revera miraculo dignum opus<text:line-break/>esse videatur eandem herbam et morsum sanare et <text:span text:style-name="Default_20_Paragraph_20_Font"><text:span text:style-name="T2">s</text:span></text:span>era-<text:line-break/>rum pari modo sanam partem prave afficere. .Jam vero<text:line-break/>ex medicamentis quaedam hominum nutritioni per initia<text:line-break/>minime conveniunt. Cicuta enim sturnos quidem nutrit<text:line-break/>ct Ietalem in ipsis vim non exercet, nos autem, quem-<text:line-break/>admodum probe nosti, interimit. Veratrum etiam cotur-<text:line-break/>Ricum cibus est, homines vero male corrumpit. Nonnulla<text:line-break/><text:span text:style-name="Default_20_Paragraph_20_Font"><text:span text:style-name="T2">q</text:span></text:span>uoque reperimus quae partes quasdam corporis privatim<text:line-break/>Vitiant. Nam lepus marinus pulmonem exulcerat; can-<text:line-break/>tharis vesicam peculiariter afficit. E contrario pleraque<text:line-break/>medicamenta quibusdam corporis partibus eximie curandis<text:line-break/>simt idonea. Patienti igitur jecinori saepe eupatoria herba</text:p>
      <text:p text:style-name="P3">perstrenue auxiliata est; et myrobalanus lienem adjuvat;<text:line-break/>saxisragia et betonica renibus probe faciunt ; et similiter<text:line-break/>alia aliorum, ut experientia observavimus, propria sunt<text:line-break/>medicamenta, quae nos, ut dixi, diligenter perscrutati<text:line-break/>ita cuilibet morbo, ut conveniunt, admolimur, Hippo-<text:line-break/>cratem magistrum longe optimum in his quoque, ut in<text:line-break/>aliis omnibus, aemulantes. Quod enim exactissimam de<text:line-break/>medicamentis artem fecerit cum ex aliis plerisque ab<text:line-break/>ipso conscriptis est cernere, tum maxime ex iis quae se-<text:line-break/>eundo Epidemiorum libro in hunc modum prodita resi-<text:line-break/>quit : <text:span text:style-name="Default_20_Paragraph_20_Font"><text:span text:style-name="T2">Medicamentorum modos scire con</text:span></text:span>u<text:span text:style-name="Default_20_Paragraph_20_Font"><text:span text:style-name="T2">enit, ex quibus<text:line-break/>alia quaedam conficiantur t non enim omnes similiter , sed<text:line-break/>alii aliter constituuntur; et alia medicamenta maturius,<text:line-break/>oel tardius capta, possunt praeparari; nempe fucari, </text:span></text:span>u<text:span text:style-name="Default_20_Paragraph_20_Font"><text:span text:style-name="T2">el<text:line-break/>tundi, oel concoqui et hu</text:span></text:span>j<text:span text:style-name="Default_20_Paragraph_20_Font"><text:span text:style-name="T2">usmodi, donec plerunque plu-<text:line-break/>rima minuantur. </text:span></text:span>H<text:span text:style-name="Default_20_Paragraph_20_Font"><text:span text:style-name="T2">uc accedit explicandum quae singulis<text:line-break/>con</text:span></text:span>v<text:span text:style-name="Default_20_Paragraph_20_Font"><text:span text:style-name="T2">eniant, in quibus morbis, quo morbi tempore, qua</text:span></text:span></text:p>
      <text:p text:style-name="P3"><text:span text:style-name="Default_20_Paragraph_20_Font"><text:span text:style-name="T2">specie, quali v</text:span></text:span>i<text:span text:style-name="Default_20_Paragraph_20_Font"><text:span text:style-name="T2">ctu, vel anni tempore, quomodo tractemus<text:line-break/>et id genus alia.</text:span></text:span> His enim, uti vides, generalius nos<text:line-break/>docet, ut qui et medicamentorum naturas di<text:span text:style-name="Default_20_Paragraph_20_Font"><text:span text:style-name="T2">s</text:span></text:span>cere nos<text:line-break/>adhortetur et tempu<text:span text:style-name="Default_20_Paragraph_20_Font"><text:span text:style-name="T2">s</text:span></text:span> exquirere, quo medicamenta debent<text:line-break/>assumi, et eorum qui assumunt temperaturas inspicere. Sunt<text:line-break/>enim nonnulli procul dubi<text:span text:style-name="Default_20_Paragraph_20_Font"><text:span text:style-name="T2">o</text:span></text:span> qui tam facite ea possunt Capere<text:line-break/>ut etiam multoties concoquant, vel nihil ab ipsis incommodi,<text:line-break/><text:span text:style-name="Default_20_Paragraph_20_Font"><text:span text:style-name="T2">s</text:span></text:span>ed aliquando ipsis nutrimento^ esse medicamentum experian-<text:line-break/>tur. Quidam tam inepti medicamentis assumendis existunt,<text:line-break/>ut nequaquam uti ipsis possint et stomachus aver<text:span text:style-name="Default_20_Paragraph_20_Font"><text:span text:style-name="T2">s</text:span></text:span>etur, ac<text:line-break/>ante ustum facile dissolvatur.</text:p>
      <text:h text:style-name="Heading_20_2" text:outline-level="2">Cap. V. </text:h>
      <text:p text:style-name="P8"><text:span text:style-name="Default_20_Paragraph_20_Font"><text:span text:style-name="T2">[Quid medicos induxerit ut plura simpli-<text:line-break/>cia co</text:span></text:span>mm<text:span text:style-name="Default_20_Paragraph_20_Font"><text:span text:style-name="T2">iscerent;</text:span></text:span> t<text:span text:style-name="Default_20_Paragraph_20_Font"><text:span text:style-name="T2">qulque primus ceperas theriacae</text:span></text:span> illi.<text:line-break/><text:span text:style-name="Default_20_Paragraph_20_Font"><text:span text:style-name="T2">posuit.] </text:span></text:span>Haec igitur, ut ego arbitror, et Veterum medi-<text:line-break/>corum praestantissimi ab ipso edocti, optimas sic medica-<text:line-break/>mento ru in compositiones effecerunt , ex singulorum natura</text:p>
      <text:p text:style-name="P3">compositionis artificium invenientes, quaeque intensa <text:span text:style-name="Default_20_Paragraph_20_Font"><text:span text:style-name="T2">s</text:span></text:span>unt<text:line-break/>ipsis qualitatibus aliorum mixtione remittentes, simili<text:line-break/>ratione acria hebetantes et, ut summatim comprehendam,<text:line-break/>pr<text:span text:style-name="Default_20_Paragraph_20_Font"><text:span text:style-name="T2">o</text:span></text:span> reliqua cujusque affectus differentia et hominum tem-<text:line-break/>perie medicamentis cum artificio utentes. Quare puto,<text:line-break/>hanc quoque theriacen, de qua totus hic liber ampliter<text:line-break/>disserit, ex plurimis optimisque medicamentis praepara-<text:line-break/>runt. Quum enim considerarent mor<text:span text:style-name="Default_20_Paragraph_20_Font"><text:span text:style-name="T2">s</text:span></text:span>us noxiarum fera-<text:line-break/>r<text:span text:style-name="Default_20_Paragraph_20_Font"><text:span text:style-name="T2">ussi </text:span></text:span>esse inevitabiles et veneno<text:span text:style-name="Default_20_Paragraph_20_Font"><text:span text:style-name="T2">s</text:span></text:span>orum medicamentorum<text:line-break/><text:span text:style-name="Default_20_Paragraph_20_Font"><text:span text:style-name="T2">s</text:span></text:span>ymptomata letalia, ad haec quum perpenderent homi-<text:line-break/>num naturas permultum invicem differre et aliud alii me-<text:line-break/>dicamentum idoneum, merito exactam ipsius et vatiam<text:line-break/>fecer<text:span text:style-name="Default_20_Paragraph_20_Font"><text:span text:style-name="T2">u</text:span></text:span>nt confectionem, ut hujus rei gratia certo ipsa in<text:line-break/>his omnibus finem assequeretur, atque ob usus necessita-<text:line-break/>tem magno studio ab hominibus affectaretur. Nihil siqui-<text:line-break/>dem inter vitae mala difficilius esse mihi videtur viro-</text:p>
      <text:p text:style-name="P3">lentis medicamentis et feris noxiis. Etenim ab aliis etiam<text:line-break/>gravissimis fuga n<text:span text:style-name="Default_20_Paragraph_20_Font"><text:span text:style-name="T2">a</text:span></text:span>s praefervamus , ilia maxime hominibus<text:line-break/>imponunt, quod videlicet aliquis n<text:span text:style-name="Default_20_Paragraph_20_Font"><text:span text:style-name="T2">u</text:span></text:span>lla praemunitione ad-<text:line-break/>bibita frequenter venenum ne<text:span text:style-name="Default_20_Paragraph_20_Font"><text:span text:style-name="T2">s</text:span></text:span>ciens imprudensque astu-<text:line-break/>mit, deinde commorfus a fera quadam subito interit.<text:line-break/>Ego autem ex q<text:span text:style-name="Default_20_Paragraph_20_Font"><text:span text:style-name="T2">u</text:span></text:span>odam historiae libro accepi , quomodo<text:line-break/>aliquis bellum contra Romanos gerere voluerit nulla mi-<text:line-break/>litaris ordinis potentia munitus. Homo vero hic (inquit)<text:line-break/>Carchedonius, complures ollas foris, quae repente possunt<text:line-break/>occidere, refertas adversus hostes projecit. Ilii autem<text:line-break/>non intelligentes quid mitteret coque neutiquam libi<text:line-break/>caventes, quippe tales emitti sagittae inter hostes non lo-<text:line-break/>libant, protinus collapsi perierunt; atque propterea homo<text:line-break/>iste frequenter ejusmodi astutia, tanquam et ipse sura<text:line-break/>quaedam exIsteret, inimicorum manus effugit. Quamobrem<text:line-break/>putaverim et vobis primatibus et exercituum ducibus ad<text:line-break/>tales usus hoc esse habendum medicamentum ; quod non-</text:p>
      <text:p text:style-name="P2">nunquam bellandi incidat necessitas. Olim itaque citra<text:line-break/>ferarum quoque mixtionem confectum medicamentum,<text:line-break/>similiter ad hujusmodi strenue faciebat. Quum autem me-<text:line-break/>dici semper in hujus praeparationem certatim incumbe-<text:line-break/>rent, ac aliud commiscere cogitarent, in hunc modum<text:line-break/>quidam consideravit, miscuitque ipse beluas. Ajunt au-<text:line-break/>item Andromachum h<text:span text:style-name="Default_20_Paragraph_20_Font"><text:span text:style-name="T2">u</text:span></text:span>nc virum fuisse, medicum meher-<text:line-break/>cute memoria dignum, haud multo ante n<text:span text:style-name="Default_20_Paragraph_20_Font"><text:span text:style-name="T2">o</text:span></text:span>s natum.<text:line-break/>Quippe Ner<text:span text:style-name="Default_20_Paragraph_20_Font"><text:span text:style-name="T2">o</text:span></text:span>ni convixit, cui etiam ipsam dedicavit, tum<text:line-break/>vires tum confectionem carmine complexus. Quod tibi<text:line-break/>hic subjungam, ne ipsius historia careas, tam studiosus<text:line-break/>alioqui et cupidus literarum. Illud tamen praefabor, the-<text:line-break/>riacen n<text:span text:style-name="Default_20_Paragraph_20_Font"><text:span text:style-name="T2">o</text:span></text:span>n s<text:span text:style-name="Default_20_Paragraph_20_Font"><text:span text:style-name="T2">o</text:span></text:span>lum quod ferarum morsibus probe conveniat,<text:line-break/>sed etiam quod ferae ipsae deinceps in confectione mi-<text:line-break/>Ineantur, congrue ex utroque significat<text:span text:style-name="Default_20_Paragraph_20_Font"><text:span text:style-name="T2">o</text:span></text:span> esse nominan-<text:line-break/>dame Ver<text:span text:style-name="Default_20_Paragraph_20_Font"><text:span text:style-name="T2">s</text:span></text:span>us autem bi sunt.</text:p>
      <text:h text:style-name="P5" text:outline-level="2">Cap. VI. et Vll. </text:h>
      <text:p text:style-name="P8"><text:span text:style-name="Default_20_Paragraph_20_Font"><text:span text:style-name="T2">[Andromachi senioris, Neronis ur-<text:line-break/>d</text:span></text:span>ti<text:span text:style-name="Default_20_Paragraph_20_Font"><text:span text:style-name="T2">atri, ex viperis theriace, appellata Calene.]</text:span></text:span></text:p>
      <text:h text:style-name="Heading_20_2" text:outline-level="2">Cap. VIII. </text:h>
      <text:p text:style-name="P8"><text:span text:style-name="Default_20_Paragraph_20_Font"><text:span text:style-name="T2">[Cur Andromachus oiperam potius quam<text:line-break/></text:span></text:span>ser<text:span text:style-name="Default_20_Paragraph_20_Font"><text:span text:style-name="T2">pentem alium theriacae admiscuer</text:span></text:span>i<text:span text:style-name="Default_20_Paragraph_20_Font"><text:span text:style-name="T2">t; deque Cleopatrae<text:line-break/></text:span></text:span>m<text:span text:style-name="Default_20_Paragraph_20_Font"><text:span text:style-name="T2">orte diligens historia] </text:span></text:span>His itaque versibus non inepte<text:line-break/>a viro compositis necessarium mihi videtur inspicere cur<text:line-break/>tandem, quum multae sint ejusmodi ferae, non alterius<text:line-break/><text:span text:style-name="Default_20_Paragraph_20_Font"><text:span text:style-name="T2">q</text:span></text:span>uam viperae carnes in misturam esse idoneas censeamus.<text:line-break/>Ipse enim nihil de his, uti vides, scriptum reliquit. Ego<text:line-break/>vero has minus aliis feris corrumpendi facultatem obti-<text:line-break/>nere autumo. Nam basiliscus, bellua fufflava et triplici<text:line-break/>stantis apice munita, ut ajunt, visus etiam solum con-<text:line-break/>fpectusque et sibilo auditus homines qui ipsum viderint<text:line-break/>et audierint momento perimit etiam ex aliis animanti-<text:line-break/>bus si quod illum jam extinctum jacentemque attigerit, et<text:line-break/>ipsam subito interimit; quare omne aliarum ferarum ge-</text:p>
      <text:p text:style-name="P3">nus propinquitatem ipsius devitat. Dryinus serpens sic<text:line-break/>nominatus, quod in radicibus quercuum vitam vivat, tam<text:line-break/>malignus ad perdendum proditur, ut ejus qui supergredi-<text:line-break/>tur imprudens cutis a pedibus excorietur, tota crura<text:line-break/>multum intumescant et quod magis mirificum proserunt,<text:line-break/>manus quoque ipsas curantium excorientur. Si autem<text:line-break/>quis aggrediat<text:span text:style-name="Default_20_Paragraph_20_Font"><text:span text:style-name="T2">u</text:span></text:span>r hanc feram perimere, olfactu mulctatur<text:line-break/>adeo, ut q<text:span text:style-name="Default_20_Paragraph_20_Font"><text:span text:style-name="T2">u</text:span></text:span>emlibet gratum odorem pravum este existi-<text:line-break/>met, nec rem alteram praeterea queat odorari. Hae-<text:line-break/>moribus et haem<text:span text:style-name="Default_20_Paragraph_20_Font"><text:span text:style-name="T2">o</text:span></text:span>rrhois suis ipsorum nominibus similem<text:line-break/>hominibus perniciem inserunt; quippe percussi, sanguine<text:line-break/>per os et nares totoque corpore effuso, intereunt; quem-<text:line-break/>admodum a dipsade commorsi causo febre male consiciun-<text:line-break/>tur. Nam et multa siti et aestu vehementi, interdum<text:line-break/>stomachi motu vexati, diem obeunt. Ac<text:span text:style-name="Default_20_Paragraph_20_Font"><text:span text:style-name="T2">o</text:span></text:span>ntias serpens,<text:line-break/>ubi fe multum extenderit, ceu jaculum quoddam c<text:span text:style-name="Default_20_Paragraph_20_Font"><text:span text:style-name="T2">o</text:span></text:span>rpo-</text:p>
      <text:p text:style-name="P3">ribus insiliens sic perimit. Inter aspides nominata ptyas<text:line-break/>cervicem exporrigens et intervaIli longitudinem metita<text:line-break/>rationalis cujusdam animalis modo venenum corporibus<text:line-break/>inspuit. Harum igitur ferarum una (nam triplex aspi-<text:line-break/>dum species est, haec videlicet et cherfaea i. e. <text:span text:style-name="Default_20_Paragraph_20_Font"><text:span text:style-name="T2">terrestris,<text:line-break/></text:span></text:span>et chelidonia) perhibent reginam Cleopatram qu<text:span text:style-name="Default_20_Paragraph_20_Font"><text:span text:style-name="T2">u</text:span></text:span>m vellet<text:line-break/>latere custodes , statim et citra <text:span text:style-name="Default_20_Paragraph_20_Font"><text:span text:style-name="T2">s</text:span></text:span>uspicionem mortem sibi<text:line-break/>conscivisse. Quum enim Augustus devicto Antonio eam<text:line-break/>capere incolumem vellet ac vivere, studi<text:span text:style-name="Default_20_Paragraph_20_Font"><text:span text:style-name="T2">osiu</text:span></text:span>sque, sicut<text:line-break/>par erat, <text:span text:style-name="Default_20_Paragraph_20_Font"><text:span text:style-name="T2">s</text:span></text:span>ervare, ut Romanis tam insignem m<text:span text:style-name="Default_20_Paragraph_20_Font"><text:span text:style-name="T2">u</text:span></text:span>lierem in<text:line-break/>triumpho ostenderet, haec, aj<text:span text:style-name="Default_20_Paragraph_20_Font"><text:span text:style-name="T2">u</text:span></text:span>nt, re intellecta optavit<text:line-break/>regina adhuc ex humanis potius decedere quam privata<text:line-break/>stomanis videri. Et tunc molita est sibi hac bestia mor-<text:line-break/>tem con<text:span text:style-name="Default_20_Paragraph_20_Font"><text:span text:style-name="T2">s</text:span></text:span>ciscere. Praeterea memoriae produnt ip<text:span text:style-name="Default_20_Paragraph_20_Font"><text:span text:style-name="T2">s</text:span></text:span>am duas<text:line-break/>omnium fidissimas mulieres ad fe vocasse, quae ad pulchri-<text:line-break/>tudinem corporis mund<text:span text:style-name="Default_20_Paragraph_20_Font"><text:span text:style-name="T2">o</text:span></text:span> subministrand<text:span text:style-name="Default_20_Paragraph_20_Font"><text:span text:style-name="T2">o</text:span></text:span> erant accommo-<text:line-break/>datae; nominabantur Naera et Carmioue ; haec comam</text:p>
      <text:p text:style-name="P3">decenter implicabat; illa extremos ungues dextre praeci-<text:line-break/>defiat ; deinde jussisse ut feram uvis ficubusque tectam<text:line-break/>importarent, quo, ut dixi, custodes falleret, prius exper-<text:line-break/>tura in ipsis mulieribus, an subito p<text:span text:style-name="Default_20_Paragraph_20_Font"><text:span text:style-name="T2">o</text:span></text:span>sset perimere; et<text:line-break/>hae quum actutum periissent, deinde ipsam sibi admo-<text:line-break/>visse. Ob quam rem Augustum vehementer fuisse attoni-<text:line-break/>tum commemorant, partim ob harum erga reginam amo-<text:line-break/>rem, ut cum ea moti non dubitarint; partim q<text:span text:style-name="Default_20_Paragraph_20_Font"><text:span text:style-name="T2">u</text:span></text:span>od illa<text:line-break/>generosam potius mortem oppetere maluerit quam in ser-<text:line-break/>vitule vivere. Etenim ajunt ipsam manu dextra capiti<text:line-break/>admota et diadema, sicut est consentaneum, tenente, fuisse<text:line-break/>inventam, ut vel eousque spectatoribus regina esse vide-<text:line-break/>retur; quemadmodum et tragicus poëta scribit nobis Po-<text:line-break/>lyxenam et ipsam mortuam , quae tamen accurate prae-<text:line-break/>novisset cum decoro se occasuram. Porro qui mulieris<text:line-break/>prosperum ut falleret custodes conatum , ferae autem ad<text:line-break/>occidendum pernicitatem sermone volunt ostendere, refe-</text:p>
      <text:p text:style-name="P3">sunt ipsam suummet brachium magno mor<text:span text:style-name="Default_20_Paragraph_20_Font"><text:span text:style-name="T2">s</text:span></text:span>u eoque alto<text:line-break/>vulnerasse et belluae virus in va<text:span text:style-name="Default_20_Paragraph_20_Font"><text:span text:style-name="T2">s</text:span></text:span>e q<text:span text:style-name="Default_20_Paragraph_20_Font"><text:span text:style-name="T2">u</text:span></text:span>odam ipsi allatum<text:line-break/>ntlneri infudisse, quo sic transmisso, haud multo post<text:line-break/>nefciis custodibus prompte interiisse. Verum hanc lusto-<text:line-break/>nam animi gratia commemorare visum est, quod te in<text:line-break/>omnibus disciplinis diligentem dextrumque videam; ad<text:line-break/><text:span text:style-name="Default_20_Paragraph_20_Font"><text:span text:style-name="T2">h</text:span></text:span>aec, ut intelligamus quam <text:span text:style-name="Default_20_Paragraph_20_Font"><text:span text:style-name="T2">s</text:span></text:span>ubitam hae ferae necem con-<text:line-break/>cilient; etenim exitio inferendo haud dubie <text:span text:style-name="Default_20_Paragraph_20_Font"><text:span text:style-name="T2">s</text:span></text:span>unt praeci-<text:line-break/>pites.. Ac in magna Alexandria <text:span text:style-name="Default_20_Paragraph_20_Font"><text:span text:style-name="T2">s</text:span></text:span>ubinde <text:span text:style-name="Default_20_Paragraph_20_Font"><text:span text:style-name="T2">s</text:span></text:span>um contemplatus<text:line-break/>^uatn celeriter perimerent. Quum enim quendam hac<text:line-break/>poenae lege damnatum humaniter citoque volunt occi-<text:line-break/>dere, abicientes ipsius pectori feram jubentesque paulo-<text:line-break/>Iam obambulare, ita sine mora hominem tollunt e medio.<text:line-break/>^ides igitur quam nos decenter nullam ex hujusmodi feris,<text:line-break/><text:span text:style-name="Default_20_Paragraph_20_Font"><text:span text:style-name="T2">q</text:span></text:span>uod tantam habeant in ip<text:span text:style-name="Default_20_Paragraph_20_Font"><text:span text:style-name="T2">s</text:span></text:span>orum corporibus vim^ noxiam,<text:line-break/>medicamento admiscemus.</text:p>
      <text:h text:style-name="Heading_20_2" text:outline-level="2">Cap. IX.</text:h>
      <text:p text:style-name="P8"><text:span text:style-name="Default_20_Paragraph_20_Font"><text:span text:style-name="T2"><text:s/>[Cur oipera theriacae integra non pol</text:span></text:span>la-</text:p>
      <text:p text:style-name="P2"><text:span text:style-name="Default_20_Paragraph_20_Font"><text:span text:style-name="T2">tur, multaque ex animalibus remedia haberi</text:span></text:span>.] Atque ipsa-<text:line-break/>rum viperarum corpora non integra in antidotum immit-<text:line-break/>timus, fed amputatis capitibus caudisque ita reliquis<text:line-break/>ipsarum partibus in mixtione utimur, idque n<text:span text:style-name="Default_20_Paragraph_20_Font"><text:span text:style-name="T2">o</text:span></text:span>n obi-<text:line-break/>ter nec sine ulla facientes ratione, sed quoniam capita<text:line-break/>pessimum humorem, <text:span text:style-name="Default_20_Paragraph_20_Font"><text:span text:style-name="T2">nempe</text:span></text:span> ipsum virus, in se continent,<text:line-break/>ideo ipsa praecidere conamur, ut minus ex ipsorum fa-<text:line-break/>cultate medicamentum recipiat, quum natura eorundem<text:line-break/>facultatem quandam mutatricem in virus obtineat; quem-<text:line-break/>admodum et in parastatis semen fit, in mammis lac dum<text:line-break/>mutatur. Vipera autem inter omnes alias feras ad prave<text:line-break/>corrumpendum caput habet opportunius. Siquidem aiunt<text:line-break/>ipsam os aperire ad suscipiendam maris genituram; qua<text:line-break/>accepta caput illius amputare. Atque hunc ipsis esse<text:line-break/>pravi complexus modum. Deinde foetus ex semine pro-<text:line-break/>gnati naturali quadam ultione parentis ventrem erodere</text:p>
      <text:p text:style-name="P2">et foras prorumpere feruntur, ac ita ipsos patris vindi-<text:line-break/>ces matrem perimere. Quod nobis egregius Nicander<text:line-break/>versibus suis ingeniose scribit. Sunt autem hi versus</text:p>
      <text:p text:style-name="P1"><text:span text:style-name="Default_20_Paragraph_20_Font"><text:span text:style-name="T2">Ne sis in triviis quum morsus vipera consunx<text:line-break/>Poemcllae sugiens agitatae oulnera abhorret;</text:span></text:span></text:p>
      <text:p text:style-name="P1"><text:span text:style-name="Default_20_Paragraph_20_Font"><text:span text:style-name="T2">Et quum dente caput magno maris amputat atri<text:line-break/>Poernina dira nimis, labiis et mordicus haerens.</text:span></text:span></text:p>
      <text:p text:style-name="P1"><text:span text:style-name="Default_20_Paragraph_20_Font"><text:span text:style-name="T2">.Sed catuli ultores patris sunt protinus, ut qui<text:line-break/></text:span></text:span>P<text:span text:style-name="Default_20_Paragraph_20_Font"><text:span text:style-name="T2">erru</text:span></text:span>m<text:span text:style-name="Default_20_Paragraph_20_Font"><text:span text:style-name="T2">pant latera occisae</text:span></text:span> j<text:span text:style-name="Default_20_Paragraph_20_Font"><text:span text:style-name="T2">am rara parentis.</text:span></text:span></text:p>
      <text:p text:style-name="P1">Caudas atque ipsa extrema corporis tollimus, tan-<text:line-break/>quam caudae partes et, ut arbitror, sordidiorem substantiae<text:line-break/>portionem magis trahentes; adeoque crebrius motus gra-<text:line-break/>tia trahentes , quemadmodum partes quae proximae sunt<text:line-break/>caudis pisci sim, magis nutrire ob frequentem motum di-<text:line-break/>cuntnr. Ne mireris si his amputatis reliquae animantium<text:line-break/>partes efficaci n a reddant medicamentum, nativa ad salutem</text:p>
      <text:p text:style-name="P3">facultate etiam carnibus ipsarum indita; veluti in aliis<text:line-break/>animantibus plerasque partes non paucos affectus strenue<text:line-break/>sanare novimus. Nonnullis igitur capita murium cremata<text:line-break/>ex melle illita alopeciam sanare possunt. Et milvi ca-<text:line-break/>put ajunt similiter podagricis a<text:span text:style-name="Default_20_Paragraph_20_Font"><text:span text:style-name="T2">u</text:span></text:span>xiliari, si quis ex eo<text:line-break/>usto sine plumis quantum sub tribus digitis inspergere<text:line-break/>possit cum aqua volet bibere. Et partium nonnunquam<text:line-break/>solae particulae aliquos morbos sanare possunt. Itaque<text:line-break/>cameli cerebrum arefactum potumque ex aceto comitia-<text:line-break/>libus morbis medetur, et mustelae similiter. Item hirun-<text:line-break/>(linis cerebrum ex melle ad suffusiones oculorum facit;<text:line-break/>et ovillum simili modo consectum ad dentitionem ius<text:span text:style-name="Default_20_Paragraph_20_Font"><text:span text:style-name="T2">s</text:span></text:span>u-<text:line-break/>tium est utilissimum. Taurini cornu rasura cum aqua pota<text:line-break/>sanguinis eruptionem cohibet, femoraque ulla sanguinem<text:line-break/>stringunt et saepenumero solutam alvum ea ipsa sistunt.<text:line-break/>Cervini cornu ramentum adustum et cum vino tritum,<text:line-break/>deinde circumlitum , vacillantes dentes confirmat, sicut et</text:p>
      <text:p text:style-name="P2">boVis talus idem posse traditur ; idem educit rotundos<text:line-break/>lumbrscos cum lacte potus, ex oxymelite lienem con<text:span text:style-name="Default_20_Paragraph_20_Font"><text:span text:style-name="T2">s</text:span></text:span>umit<text:line-break/>et leucas tollit illitus; ad haec mediocriter venereus est.<text:line-break/>Et castoris testiculi similiter poti convulsionibus meden-<text:line-break/>tuso Multa autem sunt animalia, quor<text:span text:style-name="Default_20_Paragraph_20_Font"><text:span text:style-name="T2">u</text:span></text:span>m fel homines<text:line-break/>potest juvare, adeps, medulIa, lac, cutis, fanguis ip<text:span text:style-name="Default_20_Paragraph_20_Font"><text:span text:style-name="T2">s</text:span></text:span>e et<text:line-break/>serpentis <text:span text:style-name="Default_20_Paragraph_20_Font"><text:span text:style-name="T2">s</text:span></text:span>enectus; quin et aliquando stercora ipsorum<text:line-break/>quibusdam auxiliata vidimus. Bovis itaque stercus aridum<text:line-break/>ustum tribus cochleariis hydropicum juvat; murium ster-<text:line-break/>cus cum acet<text:span text:style-name="Default_20_Paragraph_20_Font"><text:span text:style-name="T2">o</text:span></text:span> tritum alopecias curat; in potu autem<text:line-break/>sumptum vesicae calculos comminuit; adeps an<text:span text:style-name="Default_20_Paragraph_20_Font"><text:span text:style-name="T2">s</text:span></text:span>erinus<text:line-break/>inflammationibus ex rosaceo medetur ; et cervi medulla<text:line-break/>blandissimum est medicamentum; vaccini lactis potus dyf-<text:line-break/>entericos adjuvat; fel hyaenae cum melle visum exacuit,<text:line-break/>illitum, suffusiones discutit; Hippopotami cutis usta et ex<text:line-break/>aqua laeVigata, si corpori admovetur, tubercula discutit,<text:line-break/>quemadmodum et viperae cutis in pulverem redacta, issi-</text:p>
      <text:p text:style-name="P3">positaque alopeciis, mirifice pilos regenerat; aspidis senile<text:line-break/>exuvinm ex melle tritum et illitum , acutissimum visum<text:line-break/>conciliat. ln summa, multa est talium materia, quam<text:line-break/>nunc rescribere tempestivum non esse judico, ne liber<text:line-break/>vobis fiat pr<text:span text:style-name="Default_20_Paragraph_20_Font"><text:span text:style-name="T2">o</text:span></text:span>lixior, quum etiam sola quae nos praedixi-<text:line-break/>mus ad sermonis demonstrationem sufficiant. lllud vero<text:line-break/>scitu est necessarium, tota ipsorum animalium corpora<text:line-break/>frequenter hominibus auxiliari. Cancer enim fluviatilis<text:line-break/>tritus illitusque spicula et furculos extrahit. Caris , i. e.<text:line-break/>squilla piscis, similiter laevigata cum bryoniae radice pota<text:line-break/>lumbricos educit. Scorpius si assus cum pane comedatur,<text:line-break/>conterit vesicae calculos. Terrae quoque intestinum ex<text:line-break/>vino assumptum idem facit; fi autem ea in meli<text:span text:style-name="Default_20_Paragraph_20_Font"><text:span text:style-name="T2">o</text:span></text:span>rato<text:line-break/>c<text:span text:style-name="Default_20_Paragraph_20_Font"><text:span text:style-name="T2">o</text:span></text:span>ntrita quis regio morbo laborans sumat, statim purga-<text:line-break/>tus liberatur; saepe etiam cum rosaceo cerato imposita<text:line-break/>podagricorum inflammationibus convenerunt. Accipiter in<text:line-break/>susino unguento decoctus hebetudini oculorum medetur.</text:p>
      <text:p text:style-name="P3">Scarabaeus in oleo decoctus, si in aurem stilletur, dolo-<text:line-break/>res ipsius medicatur. Alauda usta fi edatur, mirifice eo-<text:line-break/>ficos subinde juvat; et quo magis facultatem in ipsorum<text:line-break/>corporibus admireris, illud tibi studiosius percensebo;<text:line-break/>multa namque et visa solum robur suum ostendunt. Stel-<text:line-break/>lio scorpiones visos Instringit frigore atque ita perimit.<text:line-break/>Amphisbaena (est autem animal biceps. quemadmodum<text:line-break/>sane et navigia utrinque proram habentia, cui natura ex<text:line-break/>superfluo substantiae bina capita est largita) hoc inquam<text:line-break/>animal, ajunt, si mulier gravida supergressa suerit, male<text:line-break/>abortum facit. Quare non est mirabile, si etiam vipera-<text:line-break/>rum corpora amputatis illis partibus adhuc auxiliandi<text:line-break/>robur obtineant. Nam ostendi, ut puto, diligenter et tota<text:line-break/>animalium corpora nonnunquam hominibus auxiliari; in-<text:line-break/>terdum etiam salas ipsas partes; aliquando partium quo-<text:line-break/>que ipsarum particulas minimas.</text:p>
      <text:h text:style-name="P5" text:outline-level="2">Cap. X. </text:h>
      <text:p text:style-name="P10">[<text:span text:style-name="Default_20_Paragraph_20_Font"><text:span text:style-name="T2">Quomodo noxia interdum prodesse queant ;<text:line-break/>unamque in compositis medicamentis qualitatem ex omni-<text:line-break/>bus resultare.] </text:span></text:span>lllud autem ratione perscrutari magis est<text:line-break/>necessarium , quod et multis admiratione dignum esse vi-<text:line-break/>detur. Siquidem ipsae ferae quum sint corporibus mimi-<text:line-break/>eae et tam subito hominem perimant, quomodo e con-<text:line-break/>trario morsibus ab ipsis factis possint succurrere et solae<text:line-break/>hominem ex tali periculo peIservare. Vetus quidam ser-<text:line-break/>mo est, quaedam animalia ubi inter mordendum sanguis<text:line-break/>nem humanum ex vulnere manantem contigerint, com-<text:line-break/>morsos occidere; ubi vero sanguinem non gustaverint, sed<text:line-break/>ita vorantur, morsus servare incolumes posse; sicut etiam<text:line-break/>de heleuio a Graecis quidem, ab indigenis vero nico vel<text:line-break/>inno appellato, idem memoriae proditum esse dicunt.<text:line-break/>Nam Dacas inquiunt et Dalmatas id telorum cuspidibus<text:line-break/>circumspexere, atque sic postquam sanguinem vulnerato-<text:line-break/>rum attigerit, posse necare; esum vero ab ipsis este in-<text:line-break/>nocuum , neque mali quicquam ipsis facere. Ad haec cer-</text:p>
      <text:p text:style-name="P3">vos ab ipsis sagittarum ictu trucidatos, neque ipsos comestos,<text:line-break/>mali quid edentibus afferre perhibent. Verum haec ratio<text:line-break/>non mihi videtur sufficere, ut quod quaerimus possit in-<text:line-break/>Veniri, quum experientia nitatur et <text:span text:style-name="Default_20_Paragraph_20_Font"><text:span text:style-name="T2">s</text:span></text:span>olum quod accidit<text:line-break/>commemoret. Etenim empiricos non recipio, quoniam<text:line-break/>et ipsi idiotarum modo propositum speculantes rem qui-<text:line-break/>dem admirantur, caeterum causam ipsius ignotant. Hi<text:line-break/>neque principium id requirunt discere, imo detrectant<text:line-break/>ipsum ratione invenire, ac solum facta probantes expe-<text:line-break/>rientiam multoties visorum satis esse ipsis ad medendum<text:line-break/>affirmant, eundem admirationis modum cum idiotis, uti<text:line-break/>vides , obtinent. His autem diligentiores fatentur qui-<text:line-break/>dem medicos eruditius aliquid idiotis merito habere, sed<text:line-break/>nequeunt invenire et inquirere supervacuum esse arbitran-<text:line-break/>tur. At nos multo accuratius in medicinam incumbentes<text:line-break/>ac quae fiunt vulgi duntaxat more nolentes inspicere ne-<text:line-break/>que experientiam repudiamus, fed ei rationem consociantes,</text:p>
      <text:p text:style-name="P3">quum datur occasio , absolutam ita et rationalem necefla-<text:line-break/>rio habemus artem , non ut solum disquirendi st<text:span text:style-name="Default_20_Paragraph_20_Font"><text:span text:style-name="T2">u</text:span></text:span>dio<text:line-break/>quomod<text:span text:style-name="Default_20_Paragraph_20_Font"><text:span text:style-name="T2">o</text:span></text:span> fiat, assequamur, verum ut etiam aliquid ad<text:line-break/>utilem curationem ex invento condiscamus. At hic ideo<text:line-break/>insistemus rationi , ut rei , quae fit , causam inveniam<text:span text:style-name="Default_20_Paragraph_20_Font"><text:span text:style-name="T2">u</text:span></text:span>s.<text:line-break/>Miracul<text:span text:style-name="Default_20_Paragraph_20_Font"><text:span text:style-name="T2">u</text:span></text:span>m enim videri queat, quod si ex inquirendi ipsius<text:line-break/>studio prompte et ipsa tanquam respondens <text:span text:style-name="Default_20_Paragraph_20_Font"><text:span text:style-name="T2">s</text:span></text:span>ubito reperi<text:span text:style-name="Default_20_Paragraph_20_Font"><text:span text:style-name="T2">s-<text:line-break/></text:span></text:span>tur. Et ut magis sermoni fidem adhibeas, ex aliis qni-<text:line-break/>b<text:span text:style-name="Default_20_Paragraph_20_Font"><text:span text:style-name="T2">u</text:span></text:span>sdam, quae manisesto ex operibus apparent, demon-<text:line-break/>strabonem prod<text:span text:style-name="Default_20_Paragraph_20_Font"><text:span text:style-name="T2">u</text:span></text:span>cam; insuper ex iis quae foris imponun-<text:line-break/>tur duntaxat et per os sumuntur. Nam a crocodilo laesis<text:line-break/>ipsius adipem vulneribus impositam summo esse praesidio<text:line-break/>novimus. Item muris aranei morsus aeque letales ab<text:line-break/>ipso rursus in pulverem redacto superpositoque citra do-<text:line-break/>furem curari. Similiter qui a vipera sunt percussi peri-<text:line-break/>culum effugiunt, si trita ipsarum corpora vulneribus ipsis<text:line-break/>applicuerint. Nec talia citra rationem in ipsis, ut dixi,</text:p>
      <text:p text:style-name="P3">eveniunt, nec tantam obtinent facultatem, ut possint<text:line-break/>perimere, si respicias distributionem facultatis in altum<text:line-break/>corporum penetrantis; quemadmodum sane in cataplasma-<text:line-break/>lis idem quoque fieri cernimus, facultate in corporibus<text:line-break/>ipsorum moderata, quae mederi deinceps queat, non au-<text:line-break/>tem occidere. Verum quod in theriaca accidit, manife-<text:line-break/>diorem habet rationem. Dico enim, propterea seras has<text:line-break/>noxias ah ipsis commorsus juvare, quod copiosior vis ta-<text:line-break/>hilica quae in illis est, simul cum capitibus amputatis<text:line-break/>tollatur. Ad haec vim in aliis partibus reliquam conse-<text:line-break/>clionibus nos obtundimus , dum ipsas coquimus, et salis<text:line-break/>anethique non parum aquae miscentes , nec condimenti<text:line-break/>solius gratia talia contemperantes, fed ut corpora eliquo-<text:line-break/>suant; atque hoc modo ipsa paucum virus, aut nullum<text:line-break/>prorsus habere facimus; plurimum autem facultatis auxi-<text:line-break/>liatricis praeparatio exhibet. Quomodo igitur ferae tot<text:line-break/>et talibus mistae medicamentis amplius queant perimere,</text:p>
      <text:p text:style-name="P3">quum malitia ipsorum corruptrix sit exoluta? Insuper<text:line-break/>verior ratio videbitur, si in quibusdam quoque similibus<text:line-break/>hujus rei demonstrationem asseramus. Cantharis namque<text:line-break/>sola exhibita vesicam ulcerat et inimicum est ipsi medi-<text:line-break/>c<text:span text:style-name="Default_20_Paragraph_20_Font"><text:span text:style-name="T2">e</text:span></text:span>mentum et valida saepenumero facultate hominem jn-<text:line-break/>gnlat; mixta vero aliis quibusdam e contrario, ipsius ve-<text:line-break/>sicae fit auxilium et vehementer urinam provocat. Succus<text:line-break/>autem papaveris quod per <text:span text:style-name="Default_20_Paragraph_20_Font"><text:span text:style-name="T2">s</text:span></text:span>e potus exitialis sit nemi-<text:line-break/>nem latere existimo; hic autem cum aliis nonnullis prae-<text:line-break/>paratus aegrotos ita saepe juvat ut maxime salutiferum<text:line-break/>ipsis medicamentum esse videatur; itaque phreneticorum<text:line-break/>deliria haud raro strenue curavit, ex pervigiliis viribus<text:line-break/>privatos somno reconciliato mirifice restituit. Iam ali<text:line-break/>araneis commorsus ipsi aranei triti et cum vino poti<text:line-break/>malo liberant; ut hinc maxime possis quod a me dicitur<text:line-break/>credere. Si namque vel solum vinum seris mixtum a pe-<text:line-break/>riculo reddit securos, nimirum et theriaca ex tot tali-</text:p>
      <text:p text:style-name="P3">busque consecta salutisernm quoddam medicamentum po..<text:line-break/>tin<text:span text:style-name="Default_20_Paragraph_20_Font"><text:span text:style-name="T2">o</text:span></text:span> quam hominibus exitiale redditur. Illud enim in<text:line-break/>medicamentorum mixtionibus fieri sciendum est, puta sin-<text:line-break/>galerum quae miscentur facultatem non magis conservari,<text:line-break/>ita ut eadem maneat, nec mutetur, nec in ultam quali-<text:line-break/>talem tran<text:span text:style-name="Default_20_Paragraph_20_Font"><text:span text:style-name="T2">s</text:span></text:span>eat, <text:span text:style-name="Default_20_Paragraph_20_Font"><text:span text:style-name="T2">s</text:span></text:span>ed aliquam omnium unionem effici, tota<text:line-break/>ipsorum temperie per tota mixta et una quadam alia ex<text:line-break/>istis facultate profecta , quomodo etiam in mul<text:span text:style-name="Default_20_Paragraph_20_Font"><text:span text:style-name="T2">s</text:span></text:span>o fieri<text:line-break/>conspicimus. Quum enim exacta utriusque temperatura<text:line-break/>saeta suerit, neque mellis gustum, mel mixtum omnino<text:line-break/>reprae<text:span text:style-name="Default_20_Paragraph_20_Font"><text:span text:style-name="T2">s</text:span></text:span>entat; neque vinum amplius vinum esse in mixtura<text:line-break/>apparet; verum statim duobus congre<text:span text:style-name="Default_20_Paragraph_20_Font"><text:span text:style-name="T2">s</text:span></text:span>sis diver<text:span text:style-name="Default_20_Paragraph_20_Font"><text:span text:style-name="T2">s</text:span></text:span>um quid-<text:line-break/>dant, id jam ipsum muIsi naturam induens ex tempera-<text:line-break/>tura perficitur. Hoc utique cum .in aliis omnibus medi-<text:line-break/>ramentis tum maxime in ipsa theriaca fieri arbitrator;<text:line-break/>non adhuc uniuscujusque mixtorum facultatem et quali-<text:line-break/>talem eandem manere, <text:span text:style-name="Default_20_Paragraph_20_Font"><text:span text:style-name="T2">s</text:span></text:span>ed universis omnibus confusis</text:p>
      <text:p text:style-name="P3">bus confusis et in unitatem quandam nativam coeuntibus<text:line-break/>unam et superstitem diversam ex omnibus permixtis me-<text:line-break/>dicamenti naturam procreari.</text:p>
      <text:h text:style-name="Heading_20_2" text:outline-level="2">Cap. Xl. </text:h>
      <text:p text:style-name="P10"><text:span text:style-name="Default_20_Paragraph_20_Font"><text:span text:style-name="T2">[Asclepiadis</text:span></text:span> E<text:span text:style-name="Default_20_Paragraph_20_Font"><text:span text:style-name="T2">picurique refutatio, qui<text:line-break/>al</text:span></text:span>i<text:span text:style-name="Default_20_Paragraph_20_Font"><text:span text:style-name="T2">e</text:span></text:span>n<text:span text:style-name="Default_20_Paragraph_20_Font"><text:span text:style-name="T2">ationem negabant et opera naturae in atomos et</text:span></text:span> ulli.<text:line-break/><text:span text:style-name="Default_20_Paragraph_20_Font"><text:span text:style-name="T2">les referebant.] </text:span></text:span>Si etenim ex atomis et vacuo secun-<text:line-break/>dum Epicuri et Democriti opinionem constant omnia,<text:line-break/>vel ex quibusdam molibus et meatibus secundum medi-<text:line-break/>cum Asclepiadem (nam ita permutatis <text:span text:style-name="Default_20_Paragraph_20_Font"><text:span text:style-name="T2">s</text:span></text:span>olum nominibus<text:line-break/>pro individuis v<text:span text:style-name="Default_20_Paragraph_20_Font"><text:span text:style-name="T2">el atomis</text:span></text:span> corpuscula, pro vacuo meatus<text:line-break/>dicens similem illis rerum essentiam esse voluit), merito<text:line-break/>medicamenta manerent inalterabilia quae in nihil mutari<text:line-break/>neque omnino suam ipsorum qualitatem exuere possent.<text:line-break/>Quum autem hic sermo verus non sit, ut ostendemus,<text:line-break/>imo omnia, ut dixl, atterentur mutenturque facile et<text:line-break/>mutuam inter se temperaturam suscipiant, necesse est omni-<text:line-break/>bus quae miscentur per tota contemperatis validius im-<text:line-break/>becilliori praepollere, cujus rei gratia nos artificialibus</text:p>
      <text:p text:style-name="P3">mixtionibus, quum usus postulat, qualitates medicamen-<text:line-break/>torum inalteramus; quod fieri non posset, si exigua quae-<text:line-break/>dam et impatibilia immutabiliaque substantiae corpora<text:line-break/>essent. Atque ideo jam saepe ego sum demiratus , quomo-<text:line-break/>do, quum in quocunque tam subitas fieri conversiones<text:line-break/>tautamque temperamentorum mutati<text:span text:style-name="Default_20_Paragraph_20_Font"><text:span text:style-name="T2">o</text:span></text:span>nem viderent, fusti-<text:line-break/>neant deinde talia rerum universarum principia statuere<text:line-break/>et praecipue jam citatus medicus Asclepiades ; ad hunc<text:line-break/>enim peculiariter verba potius habeo, quoniam manisestio-<text:line-break/>res etiam in corpore conversi<text:span text:style-name="Default_20_Paragraph_20_Font"><text:span text:style-name="T2">o</text:span></text:span>nes mutationesque non in-<text:line-break/>dicat. Quid namque dicendum est, quum solo digito in<text:line-break/>siigidam imposito totius corp<text:span text:style-name="Default_20_Paragraph_20_Font"><text:span text:style-name="T2">o</text:span></text:span>ris mutatio act<text:span text:style-name="Default_20_Paragraph_20_Font"><text:span text:style-name="T2">u</text:span></text:span>tum oria-<text:line-break/>tar? veI quum pro ventorum variatione corpora n<text:span text:style-name="Default_20_Paragraph_20_Font"><text:span text:style-name="T2">o</text:span></text:span>stra<text:line-break/>simul mutentur? Ego itaque ex familiaribus quendam<text:line-break/>novi in lecto adhuc decumbentem, ex capitis ipsius con-<text:line-break/>sensu venti flatum cognovisse. Quum enim capitis gravi-<text:line-break/>late laboraret, statim ventum qui spirabat austrum esse</text:p>
      <text:p text:style-name="P3">deprehendebat. Iam mulier gravida <text:span text:style-name="Default_20_Paragraph_20_Font"><text:span text:style-name="T2">s</text:span></text:span>olo tonitru exaudito<text:line-break/>et horribili quodam <text:span text:style-name="Default_20_Paragraph_20_Font"><text:span text:style-name="T2">s</text:span></text:span>pectaculo vi<text:span text:style-name="Default_20_Paragraph_20_Font"><text:span text:style-name="T2">s</text:span></text:span>o infantem ejecit. In-<text:line-break/>tardum quum repente volumus auxiliari et velocem prae-<text:line-break/>sidii <text:span text:style-name="Default_20_Paragraph_20_Font"><text:span text:style-name="T2">s</text:span></text:span>en<text:span text:style-name="Default_20_Paragraph_20_Font"><text:span text:style-name="T2">s</text:span></text:span>um aegro moliri, celerrimam in corporibus mu-<text:line-break/>talionem fieri videmus. In quibusdam igitur admodum<text:line-break/>exolutis admirandus Hippocrates infirmo excandescen-<text:line-break/>tiam concitari con<text:span text:style-name="Default_20_Paragraph_20_Font"><text:span text:style-name="T2">s</text:span></text:span>ulit ut concitationis robore exolutio-<text:line-break/>nis imbecillitati medeamur; <text:span text:style-name="Default_20_Paragraph_20_Font"><text:span text:style-name="T2">s</text:span></text:span>aepe etiam paucum aliquod<text:line-break/>oblatum ipsis alimentum statim refocillat viresque eorum<text:line-break/>restituit, corporis mutatione, ut opinor, statim vergente<text:line-break/>in melius, non autem corpusculorum impatibilium , eoque<text:line-break/>talium nobis <text:span text:style-name="Default_20_Paragraph_20_Font"><text:span text:style-name="T2">s</text:span></text:span>en<text:span text:style-name="Default_20_Paragraph_20_Font"><text:span text:style-name="T2">s</text:span></text:span>us nequeunt imprimere. Quis enim in<text:line-break/>tantillo temporis momento corpuscula composuerit? aut<text:line-break/>quis sic ex impatibi Iibus corpusculis constructus repente<text:line-break/>occurrentia perceperit ? Etenim certa corpusculorum<text:line-break/>transpositorum compositi<text:span text:style-name="Default_20_Paragraph_20_Font"><text:span text:style-name="T2">o</text:span></text:span> figurae quidem <text:span text:style-name="Default_20_Paragraph_20_Font"><text:span text:style-name="T2">s</text:span></text:span>olam efficit<text:line-break/>mutationem, caeterum alterationem quaIitatemque aliam<text:line-break/>ex alia generare neutiquam potest. Atque hujus rei gratia</text:p>
      <text:p text:style-name="P3">putabam virum n<text:span text:style-name="Default_20_Paragraph_20_Font"><text:span text:style-name="T2">o</text:span></text:span>n modo quod in medicamentis fieri ap-<text:line-break/>paret, congruenter ob placiti rationem tollere; sed natu-<text:line-break/>ram quoque ipsam omnia in nobis dispensantem nihil<text:line-break/>esse arbitrari. Singula enim quae nascuntur ex corpus-<text:line-break/>calorum compositione et complexu fieri autumat. Quam-<text:line-break/>obrem etiam mirari mihi subit, quoties ad ipsum mentem<text:line-break/>dirigo, qui tam mirifica naturae opera, potissimumque ar-<text:line-break/>tes quae in ipsius hominis generandi initio fiunt, non vi-<text:line-break/>deat quomodo quidem infans in uteri loco formetur,<text:line-break/>quomodo formatus jam apte nutriatur, quot et qua-<text:line-break/>libas vinculis tenerrimis ipsum ad maturum usque par-<text:line-break/>tum intus contineat, quali vero divina arte et simili-<text:line-break/>tudine imaginem in generatis efficiat, in qua re praefer-<text:line-break/>sim corpusculorum quoque hypothesis ipsius non citra<text:line-break/>dedecus coarguitur. Non enim solis parentibus, sed proa-<text:line-break/>vis etiam quibusdam foetus redduntur similes. Porro mihi<text:line-break/>vetus quaedam historia indicavit, quod quum deformis<text:line-break/>quidam opibus potens formosum vellet procreare puerum,</text:p>
      <text:p text:style-name="P3">depinxit in lato ligno elegantem alium puellum dicebat-<text:line-break/>que mulieri inter coeundum ut illam picturae figuram<text:line-break/>inspiceret. Haec autem defixis intuens oculis et, ut ita<text:line-break/>dicam, totam illuc mentem advertens, infantem non qui-<text:line-break/>dem patri, <text:span text:style-name="Default_20_Paragraph_20_Font"><text:span text:style-name="T2">s</text:span></text:span>ed picto similem peperit, vi<text:span text:style-name="Default_20_Paragraph_20_Font"><text:span text:style-name="T2">s</text:span></text:span>u opinor, natu-<text:line-break/>rae, non corpusculis quibusdam picti imaginem transtulit-<text:line-break/>tente. Quoniam autem vir hujusmodi naturae mysteriorum<text:line-break/>imperitus esse corpusculorum gratia <text:span text:style-name="Default_20_Paragraph_20_Font"><text:span text:style-name="T2">s</text:span></text:span>ustinet et propter<text:line-break/>visus obscuritatem incertitudinemque , suos ipsius disci-<text:line-break/>p<text:span text:style-name="Default_20_Paragraph_20_Font"><text:span text:style-name="T2">o</text:span></text:span>los tam mnificis operibus fidem accommodare non finit,<text:line-break/>ad externa ipsum omninoque apparentia traducere cogito.<text:line-break/>Quis namque artes ab a ni masculo araneo factas inspiciens<text:line-break/>non credit etiam telam per dilucida adeo tenuiaque fila<text:line-break/>parati ? ut etiam aliqui dicant texendi artem homines<text:line-break/>primum ipsi referre acceptam. Quis non adducitur ut<text:line-break/>mirabilem quandam rem naturam esse pronunciet, si opus<text:line-break/>videat quod ab ursa efficitur? Etenim ursa omnibus quae</text:p>
      <text:p text:style-name="P3">generant animantibus similiter parit; caro autem sola ge-<text:line-break/>aerata informis et inarticulata est, nullam obtinens figu-<text:line-break/>rsm; statim vero a parente naturali arte figuratur; nam<text:line-break/>lingua veluti manu quadam utens editum foetum effigia-<text:line-break/>tum reddit. Verum contra hos sermonem liniam; quippe<text:line-break/>consuevi in contentiosis orationibus ceu sueno quodam<text:line-break/>equum solito ferocius currentem, mensura sermonem ipsum<text:line-break/>Valide coercere.</text:p>
      <text:h text:style-name="Heading_20_2" text:outline-level="2">Cap. XII. </text:h>
      <text:p text:style-name="P10"><text:span text:style-name="Default_20_Paragraph_20_Font"><text:span text:style-name="T2">[Singula quae theriacam ingrediuntur<text:line-break/></text:span></text:span>di<text:span text:style-name="Default_20_Paragraph_20_Font"><text:span text:style-name="T2">l</text:span></text:span>i<text:span text:style-name="Default_20_Paragraph_20_Font"><text:span text:style-name="T2">genter exploranda esset Andromach</text:span></text:span>i<text:span text:style-name="Default_20_Paragraph_20_Font"><text:span text:style-name="T2">que descriptionem<text:line-break/></text:span></text:span>ca<text:span text:style-name="Default_20_Paragraph_20_Font"><text:span text:style-name="T2">eteris praeferendam.] </text:span></text:span>At quum manifesto, ut auguror,<text:line-break/>demonstraverim, ne mirum amplius tibi sit, easdem seras<text:line-break/>et perimere et auxiliari posse, propter variam tum con-<text:line-break/>sectionem tum mixturam medicamentorum quae ipsis<text:line-break/>contemperantur, deinceps antidotum praeparare aggrediar.<text:line-break/>liou enim ars est exigua qua confectionem ipsius moli-<text:line-break/>mur; siquidem et dolus quem in feris saepe venatores</text:p>
      <text:p text:style-name="P3">ipsarum machinantur et in aliis mixturis praeparantium<text:line-break/>imperitia, inutile frequenter medicamentum effecerunt.<text:line-break/>Plerique enim ip<text:span text:style-name="Default_20_Paragraph_20_Font"><text:span text:style-name="T2">s</text:span></text:span>orum venandi artem volentes ostendere<text:line-break/>et prae<text:span text:style-name="Default_20_Paragraph_20_Font"><text:span text:style-name="T2">s</text:span></text:span>ertim qui etiam medicamenta quaedam ad res hu-<text:line-break/>jusmodi invenire profitentur, habere quidem fe medica-<text:line-break/>menta mentiuntur; haud enim unquam n<text:span text:style-name="Default_20_Paragraph_20_Font"><text:span text:style-name="T2">o</text:span></text:span>s ip<text:span text:style-name="Default_20_Paragraph_20_Font"><text:span text:style-name="T2">s</text:span></text:span>os haben-<text:line-break/>tes invenim<text:span text:style-name="Default_20_Paragraph_20_Font"><text:span text:style-name="T2">u</text:span></text:span>s; dolo autem in belluis, videntibus impo-<text:line-break/>nunt, primum ipsas haud congruo tempore venantes, sed<text:line-break/>multo post vemationem, quum non amplius vigent. Captas<text:line-break/>autem ipsas crebro sibi ipsis assuefaciunt et cibis non <text:span text:style-name="Default_20_Paragraph_20_Font"><text:span text:style-name="T2">s</text:span></text:span>olita<text:line-break/>enutriunt, imo carnes ipsis permittentes et continue mor-<text:line-break/>dore cogentes sic ut virus ex earum ore vacuetur esii-<text:line-break/>ciunt. Quin etiam maTas quasdam objici<text:span text:style-name="Default_20_Paragraph_20_Font"><text:span text:style-name="T2">u</text:span></text:span>nt, quae dentium<text:line-break/>foramina obstruant; atque hac ratione morsus fiunt los<text:line-break/>becilles, ut videntibus magnum sit miraculum, talis ipso-<text:line-break/>rum ad fraudem parandam artificii imperitis. Simili modo<text:line-break/>etiam in medicamentis mixtorum haud medi<text:span text:style-name="Default_20_Paragraph_20_Font"><text:span text:style-name="T2">o</text:span></text:span>cris, ut<text:line-break/>dixi, est in<text:span text:style-name="Default_20_Paragraph_20_Font"><text:span text:style-name="T2">s</text:span></text:span>citia. Quid multis opus est, in optimis quae</text:p>
      <text:p text:style-name="P3">immittuntur, cassia dico et cinnamomo ips<text:span text:style-name="Default_20_Paragraph_20_Font"><text:span text:style-name="T2">o</text:span></text:span> haud mo-<text:line-break/>dica existit differentia et multos ex iis qui praeparant,<text:line-break/>solet decipere. Nam quod vocatur pse<text:span text:style-name="Default_20_Paragraph_20_Font"><text:span text:style-name="T2">u</text:span></text:span>do - cinnamomum,<text:line-break/>Verosimile est, msi quod gustu et od<text:span text:style-name="Default_20_Paragraph_20_Font"><text:span text:style-name="T2">o</text:span></text:span>re longe reperiatur<text:line-break/>insertas. Atqui xylocinnamomum hac re differt, quod<text:line-break/>lignosum sit, valida habeat virgulta, nec similem suaveo-<text:line-break/>Ientiam prae se ferat. Porro inter ipsius veri cinnamomi<text:line-break/>genera aliud in montibus nascitur, non tenue, nec lon-<text:line-break/>gtun, magis gilvum colore. Aliud aliquantulum nigrscat<text:line-break/>et tanquam fibris q<text:span text:style-name="Default_20_Paragraph_20_Font"><text:span text:style-name="T2">u</text:span></text:span>ibusdam intertextum. Aliud edamus-<text:line-break/>sim album reperitur, non durum, ex facili sragile , parva<text:line-break/>radice. Est et aliud quoddam cassiae gil<text:span text:style-name="Default_20_Paragraph_20_Font"><text:span text:style-name="T2">x</text:span></text:span>ae simile, laeve<text:line-break/>et odoratum. Praestantissimum omnium esse quod ab in-<text:line-break/>digenis mosyllon dicit<text:span text:style-name="Default_20_Paragraph_20_Font"><text:span text:style-name="T2">u</text:span></text:span>r, cinereum colore, virgultis gra-<text:line-break/>cilibus, ramusculis frequentibus, vehementerque odoratum,<text:line-break/><text:span text:style-name="Default_20_Paragraph_20_Font"><text:span text:style-name="T2">q</text:span></text:span>uod etiam potissimum nos praeponere consuevimus. Est<text:line-break/>enim odore longe optimum suavissimum que et gustu acre<text:line-break/>nobis apparet, mordax admodum; mansum rutam prae</text:p>
      <text:p text:style-name="P3">se ferre videtur; ad haec laeve est et facile potest colle<text:line-break/>fringi. Cassia vero itidem nisi in diiudicando fueris ex-<text:line-break/>pertus, frequenter solet imponere. Est enim et pseudo-<text:line-break/>cassia, mirum quam germanae similis, sed odore minus<text:line-break/>grato coarguitur, corticem medullae adhaerentem obtinens.<text:line-break/>Quare optima gilva est et rosam expirat, sicut etiam dul-<text:line-break/>cem gustum praefert, fistulis plena et vinum naribus obo-<text:line-break/>lens et aromatum modo vehementer odorata, atque haec<text:line-break/>zingiber ab indigenis sic nominatur. Jam vero in pipere<text:line-break/>oblongo dolos fieri te ignorare haud est verisimile. Si-<text:line-break/>quidem nonnulli adulterantes ipsum aequale cum vero<text:line-break/>pondus habens, pyrethri vel sinapi modico indito, ita<text:line-break/>gustus mordacitate gustantem fallunt. Verum in his exer-<text:line-break/>citatus et qui gratius in cibis acrinsqne gustu novit de-<text:line-break/>prehendere, necnon arboris radicem ei adhaerentem cu-<text:line-break/>riosius inspicit, germanum piper invenit et falli ah ipsis<text:line-break/>nequit. Porro quum multa in aliis quoque universis sit</text:p>
      <text:p text:style-name="P3">accurata examinatio, quemadmodum in his pariter tibi<text:line-break/>percensui, ego sane vel haec ad libri commentationem<text:line-break/>sussicere existimo , ne sermo nobis fiat prolixior. Caete-<text:line-break/>nun consulo singulis ipsis accurate exploratis medica-<text:line-break/>mentum praeparati. Nam uni<text:span text:style-name="Default_20_Paragraph_20_Font"><text:span text:style-name="T2">u</text:span></text:span>s cujusdam vssium omnia<text:line-break/>saepe corrumpit. descriptio autem ipsius, ne hoc etiam<text:line-break/>lgnores, varie apud medicos invenitur. Etenim Androma-<text:line-break/>chus, qui in medicamentis accuratus est, cujus etiam prius<text:line-break/>mentionem feci, fecundum hanc descriptionem medica-<text:line-break/>mentum praeparabat. ♃ Pastillorum theriaces Ʒ xxiv,<text:line-break/>pastiIIorum sciliiticorum D xlviij, piperis longi Ʒ xxiv,<text:line-break/>fucus papaveris Ʒ xxiv, pastilli hedychroi Ʒ xxiv, rosarum<text:line-break/>siccarum Ʒ xij, ireos myricae, glycyrrhizae, seminis napi<text:line-break/>fiIVestris , scordii, opobalsami, cinnamomi, agarici, sing<text:span text:style-name="Default_20_Paragraph_20_Font"><text:span text:style-name="T2">u-<text:line-break/></text:span></text:span>lorum drach. xij, myrrhae, costi, croci, cassiae, nardi,<text:line-break/>sthoenanthi^ thuris, piperis albi et nigri, dictamni, mar-<text:line-break/>tubii, rben, stoechados, petroselini Macedonici, calatum-<text:line-break/>thae, terebinthinae, gingiberis, quinquesolii radicis, sin-</text:p>
      <text:p text:style-name="P3">gulosum Ʒ vj, polii Ʒ iv, chamaepityos Ʒ iv, styracis<text:line-break/>Ʒ iv, amomi , uvae , meu , nardi Celticae , sigilli Lemnih<text:line-break/>phu Pontici, chamaedryos Creticae, foliorum malabathri,<text:line-break/>chalcitidis tostae, gentianae, anisi hypocillidis <text:span text:style-name="Default_20_Paragraph_20_Font"><text:span text:style-name="T2">s</text:span></text:span>ucci, bal-<text:line-break/>fami fructus, gummi, feniculi feminis, cardamomi, <text:span text:style-name="Default_20_Paragraph_20_Font"><text:span text:style-name="T2">s</text:span></text:span>e<text:span text:style-name="Default_20_Paragraph_20_Font"><text:span text:style-name="T2">s</text:span></text:span>elis,<text:line-break/>acaciae, thlafpis, hyperici, <text:span text:style-name="Default_20_Paragraph_20_Font"><text:span text:style-name="T2">s</text:span></text:span>agapeni, ammeos, singulorum<text:line-break/>drach. iv, castorii , aristolochiae tenuis , dauci feminis,<text:line-break/>bituminis Iudaici, opopanacis, centaurii tenuis, galbani,<text:line-break/>singulorum Ʒ ij, mellis libras x, vini Phalerni quod fatis<text:line-break/>est. Porro Xenocrates et ip<text:span text:style-name="Default_20_Paragraph_20_Font"><text:span text:style-name="T2">s</text:span></text:span>e non mediocri studio in hu-<text:line-break/>jusmodi versatus in reliquis <text:span text:style-name="Default_20_Paragraph_20_Font"><text:span text:style-name="T2">s</text:span></text:span>ane Andromacho similiter<text:line-break/>antidotum praeparabat, <text:span text:style-name="Default_20_Paragraph_20_Font"><text:span text:style-name="T2">s</text:span></text:span>olum vero pro quatuor <text:span text:style-name="Default_20_Paragraph_20_Font"><text:span text:style-name="T2">s</text:span></text:span>agapeni<text:line-break/>drachmis duas ip<text:span text:style-name="Default_20_Paragraph_20_Font"><text:span text:style-name="T2">s</text:span></text:span>e medicamento commiscebat. At Da-<text:line-break/>mocrates, praestantissimus ip<text:span text:style-name="Default_20_Paragraph_20_Font"><text:span text:style-name="T2">s</text:span></text:span>e quoque medicus factus, in-<text:line-break/>tegrum librum de antidotorum confectione versibus ele-<text:line-break/>ganter complexus, omnes quidem mixturas his similiter<text:line-break/>in medicamenti praeparatione temperat: <text:span text:style-name="Default_20_Paragraph_20_Font"><text:span text:style-name="T2">s</text:span></text:span>ed in <text:span text:style-name="Default_20_Paragraph_20_Font"><text:span text:style-name="T2">simplicium<text:line-break/></text:span></text:span>mixtorum mensuris ab ipsis discrepat. Nam quae illi sin-</text:p>
      <text:p text:style-name="P3">gula drachmis quatuor medicamento injiciunt, hic drach. ij,<text:line-break/>sigillatim miscet, contra quibus binas drachmas singulis<text:line-break/>temperant, ipse unam drachmam immittiI. Magnus autem,<text:line-break/>qui nostro tempore archiatros evasit, alia omnia sicut hi<text:line-break/>viri in confectione servans, solo cinnamom<text:span text:style-name="Default_20_Paragraph_20_Font"><text:span text:style-name="T2">o</text:span></text:span> ab ipsis eva-<text:line-break/>ri a t. Nam duplicatum hujus pondus medicamento ipse<text:line-break/>adjungit, ita vero in chalcitide, ita qu<text:span text:style-name="Default_20_Paragraph_20_Font"><text:span text:style-name="T2">o</text:span></text:span>que in sagapeno,<text:line-break/>ab Andromachi sententia discordat; quippe duas drachmas<text:line-break/>veluti Xenocrates in medicamentum coniicit, quum An-<text:line-break/>dromachus drachmas quat<text:span text:style-name="Default_20_Paragraph_20_Font"><text:span text:style-name="T2">u</text:span></text:span>or mittat. Verum in sagapeno<text:line-break/>Damocrati etiam resragatur. Etenim hic unam drachmam,<text:line-break/>Magnus duas medicamento injicit, praetereaque immixto<text:line-break/>vino addit mensuram Magnus; quippe d<text:span text:style-name="Default_20_Paragraph_20_Font"><text:span text:style-name="T2">uo</text:span></text:span>s <text:span text:style-name="Default_20_Paragraph_20_Font"><text:span text:style-name="T2">s</text:span></text:span>extarios in-<text:line-break/>fundendum censet, aliis ut usus postulat, qualicunque<text:line-break/>vini mensura utentibus. Demetrlus, qui et ipse nostra<text:line-break/>tempestate primarius medicus constitutus est, in omnibus<text:line-break/>aliis juxta Andromachi sententiam medicamentum praepa-</text:p>
      <text:p text:style-name="P3">rat, solo scilliticorum pastillorum pondere ab eo discrepat<text:line-break/>et aliis universis scriptoribus. Siquidem illi cum drach-<text:line-break/>mis xlviij, mensuram complectantur, solus hic x I su<text:line-break/>drachmas duntaxat antidoto admiscet. Nam quum tanta<text:line-break/>in descriptionibus sit differentia, nos Andromachi tan-<text:line-break/>quam praestantissima utimur et in regios usus ita prae-<text:line-break/>paramus. Porro confectio ipsius hunc in modum fit. Et-<text:line-break/>enim utilem tibi ac dexteram ratione praeparandam censeo,<text:line-break/>ut si quando medici inopia, dexteritate ingenii praeditus<text:line-break/>voles conficere, quam optime conficias, loco magistri prae-<text:line-break/>parationis, ipso rationis adminiculo fretus.</text:p>
      <text:h text:style-name="Heading_20_2" text:outline-level="2">Cap. XIII.</text:h>
      <text:p text:style-name="P10"><text:s/><text:span text:style-name="Default_20_Paragraph_20_Font"><text:span text:style-name="T2">[Qu</text:span></text:span>o <text:span text:style-name="Default_20_Paragraph_20_Font"><text:span text:style-name="T2">pact</text:span></text:span>o <text:span text:style-name="Default_20_Paragraph_20_Font"><text:span text:style-name="T2">componendi sint pastilli he-<text:line-break/>dychroi, scillini et</text:span></text:span> v<text:span text:style-name="Default_20_Paragraph_20_Font"><text:span text:style-name="T2">iperini] </text:span></text:span>Caeterum ante illam con-<text:line-break/><text:span text:style-name="Default_20_Paragraph_20_Font"><text:span text:style-name="T2">s</text:span></text:span>ectionem conveniebat etiam pastilli hedychroi , quae ei<text:line-break/>inditur, praescriptionem pernovisse. Est igitur laudatissi-<text:line-break/>ma praeparatio apud Magnum hifce verbis expressa. ♃Afpa-<text:line-break/>lathi radiculae corticis, caIami aromatici, schoeni floris,<text:line-break/>phu , costi, asari, xylobalsami, astae, singulorum Ʒ vj,</text:p>
      <text:p text:style-name="P3">cinnamomi Ʒ xxiv, amomi Ʒ xxiv, amaraci Ʒ xx, nardi<text:line-break/>Indicae Ʒ xvj, foliorum malobathri Ʒ vj, myrrhae Ʒ xxiv,<text:line-break/>mastiches Ʒ vj, croci Ʒ xix, excipe vin<text:span text:style-name="Default_20_Paragraph_20_Font"><text:span text:style-name="T2">o</text:span></text:span> Phalern<text:span text:style-name="Default_20_Paragraph_20_Font"><text:span text:style-name="T2">o,</text:span></text:span> opo-<text:line-break/>balsami contactu finge pastillos et in umbra desicca. Si-<text:line-break/>mili modo scilliticos quoque orbiculos praepara. Sumitur<text:line-break/>scilla recens, parvae magnitudinis, oblinitur non, ut qui-<text:line-break/>dam volunt, luto, nam id sordidum esse mihi apparet,<text:line-break/><text:span text:style-name="Default_20_Paragraph_20_Font"><text:span text:style-name="T2">s</text:span></text:span>ed fermento, nam <text:span text:style-name="Default_20_Paragraph_20_Font"><text:span text:style-name="T2">i</text:span></text:span>acito tenerrimo torrentur, ut interea<text:line-break/>nonnihil etiam ipsius assumat. Deinde ubi probe in fur-<text:line-break/>no, vel in patinis ubi panes coquuntur, ut aequalis stat<text:line-break/>lustro, incaluerit, sumptis interioribus ipsius partibus te-<text:line-break/>nerrimis, laevigare diligenter oportet; ervi quoque farina<text:line-break/>laudatissima recentissimaque pari portione admiscebitur,<text:line-break/>ut Damocrates praecipit. Nam Magnus dimidiam partem<text:line-break/>immittens parum mihi admiscere videtur; Andromachus<text:line-break/>autem duas injiciens portiones m<text:span text:style-name="Default_20_Paragraph_20_Font"><text:span text:style-name="T2">u</text:span></text:span>ltum mittere mihi vi-<text:line-break/>detur. Aequalis autem modus fingendis pastillis optimus<text:line-break/>est, atque hac ratione trita cum ervo scilla orbiculos</text:p>
      <text:p text:style-name="P3">formabis mediocres et in umbra repositos in u<text:span text:style-name="Default_20_Paragraph_20_Font"><text:span text:style-name="T2">s</text:span></text:span>um <text:span text:style-name="Default_20_Paragraph_20_Font"><text:span text:style-name="T2">s</text:span></text:span>erva-<text:line-break/>his; deinde post haec viperae ipsae, quae ad totius con-<text:line-break/>fectionis copiam <text:span text:style-name="Default_20_Paragraph_20_Font"><text:span text:style-name="T2">s</text:span></text:span>ufficiant, <text:span text:style-name="Default_20_Paragraph_20_Font"><text:span text:style-name="T2">s</text:span></text:span>umendae sunt, non quovis<text:line-break/>tempore, <text:span text:style-name="Default_20_Paragraph_20_Font"><text:span text:style-name="T2">s</text:span></text:span>ed potissimum veris initio captae, quum late-<text:line-break/>hris relictis foras in apricum prodeunt et non adhuc vi-<text:line-break/>rus tam pravum occupant. Intus enim delitescentes, cum<text:line-break/>nulla ex parte digeruntur, maligniorem etiam vim tabifi-<text:line-break/>cassi in <text:span text:style-name="Default_20_Paragraph_20_Font"><text:span text:style-name="T2">s</text:span></text:span>e contrahunt; quando etiam <text:span text:style-name="Default_20_Paragraph_20_Font"><text:span text:style-name="T2">s</text:span></text:span>enium dictum fo-<text:line-break/>lent, sicut omnis <text:span text:style-name="Default_20_Paragraph_20_Font"><text:span text:style-name="T2">s</text:span></text:span>erpens, colligere, quod est crassissimum<text:line-break/>quoddam integumentum, tempore quo delituer<text:span text:style-name="Default_20_Paragraph_20_Font"><text:span text:style-name="T2">u</text:span></text:span>nt con-<text:line-break/>tractum, atque tunc magis q<text:span text:style-name="Default_20_Paragraph_20_Font"><text:span text:style-name="T2">u</text:span></text:span>am animantis aetate <text:span text:style-name="Default_20_Paragraph_20_Font"><text:span text:style-name="T2">s</text:span></text:span>enium<text:line-break/>existens. Quapropter non statim ipsas capere oportet,<text:line-break/><text:span text:style-name="Default_20_Paragraph_20_Font"><text:span text:style-name="T2">s</text:span></text:span>ed permittere aliquamdiu et aere frui et con<text:span text:style-name="Default_20_Paragraph_20_Font"><text:span text:style-name="T2">s</text:span></text:span>ueto cibo<text:line-break/>vesci. Porro ve<text:span text:style-name="Default_20_Paragraph_20_Font"><text:span text:style-name="T2">s</text:span></text:span>cuntur hae <text:span text:style-name="Default_20_Paragraph_20_Font"><text:span text:style-name="T2">s</text:span></text:span>erae tum herbis quibusdam<text:line-break/>tum animalibus et quibus assuetae solent nutriri, cujus-<text:line-break/>modi sunt buprestes, cantharides et quas vocant pityo-<text:line-break/>campas; haec enim idonea ipsarum <text:span text:style-name="Default_20_Paragraph_20_Font"><text:span text:style-name="T2">s</text:span></text:span>unt alimenta. Sint</text:p>
      <text:p text:style-name="P3">autem animalia colore sufllava, admodum motu facilia,<text:line-break/>collum praecipue extollentia, oculis subrubentibus, aspe-<text:line-break/>rli, ferinum cernentibus, capite latiore, corpore et ventre<text:line-break/>crassiora, meatu magis ad extrema caudae, quae non in-<text:line-break/>voluta est, sed potius conversa, incessu quieti proximo.<text:line-break/>Hac enim re soemina a masculo differt, ad haec quod<text:line-break/>caninos dentes duobus plures habeat , quemadmodum sane<text:line-break/>et Nicander hisce versibus dicit</text:p>
      <text:p text:style-name="Normal"><text:span text:style-name="Default_20_Paragraph_20_Font"><text:span text:style-name="T2">Sunt ge</text:span></text:span>m<text:span text:style-name="Default_20_Paragraph_20_Font"><text:span text:style-name="T2">ini dentes maribus, sua signa, canini<text:line-break/>Virus fundentes: habet hos sed suemina plures.</text:span></text:span></text:p>
      <text:p text:style-name="Normal">Et sane hoc tempore captis primum capita et caudas<text:line-break/>amputare convenit, ita ut amputatio fiat pro quatuor di-<text:line-break/>gitorum mensura. Dum autem partes has abscindas , in-<text:line-break/>spicere consilium est num his amputatis exanguia pro-<text:line-break/>tinus, immobilia, prorsusque emortua esse animalia vi-<text:line-break/>d ea n t ur. Nam fi tales offenderis bestias, nihil ad medi-</text:p>
      <text:p text:style-name="P3">cementi mixtionem conducere ipsas cen<text:span text:style-name="Default_20_Paragraph_20_Font"><text:span text:style-name="T2">s</text:span></text:span>eto. At si motum<text:line-break/>quendam in ipsis partibus residuum conspicias et sangni-<text:line-break/>nem con<text:span text:style-name="Default_20_Paragraph_20_Font"><text:span text:style-name="T2">s</text:span></text:span>ervare aliquamdiu posse, has ceu praestantissimas<text:line-break/>antidoto praeparando immittes, ut quae haud ignavam<text:line-break/>exolefcentemque , <text:span text:style-name="Default_20_Paragraph_20_Font"><text:span text:style-name="T2">s</text:span></text:span>ed validam ad <text:span text:style-name="Default_20_Paragraph_20_Font"><text:span text:style-name="T2">s</text:span></text:span>ervandum vim habere<text:line-break/>appareant. Deinde tota adamussim cute ipsis detracta,<text:line-break/>adeps ceu nullius momenti, omniaque interanea, tanquam<text:line-break/>excrementorum receptacula eximentur; mox reliquum<text:line-break/>corpus in vas quoddam fictile quam elegantissime con-<text:line-break/>structum , vel in lebetem probe extersum fplendidumqne<text:line-break/>indetur, ac prunae impositum, ut citra nidorem ac fumum<text:line-break/>illius concoctio fiat; incoquatur autem ex aqua fontis<text:line-break/>sale recenti, cum mediocribus anethi non aridi virgultis<text:line-break/>adsueto; deinde carnibus jam bene coctis, quod nimirum<text:line-break/>cognosces quum <text:span text:style-name="Default_20_Paragraph_20_Font"><text:span text:style-name="T2">s</text:span></text:span>pinae a viperarum carne <text:span text:style-name="Default_20_Paragraph_20_Font"><text:span text:style-name="T2">s</text:span></text:span>eparantur, et<text:line-break/>lebete ali igne deposito , diligenter carnes a spinis <text:span text:style-name="Default_20_Paragraph_20_Font"><text:span text:style-name="T2">s</text:span></text:span>egrega,<text:line-break/>tritisque ipsis panis quam maxime puri et ex sincera facti</text:p>
      <text:p text:style-name="P3">similagine, quantum pastillis formandis <text:span text:style-name="Default_20_Paragraph_20_Font"><text:span text:style-name="T2">s</text:span></text:span>ufficiat, admi<text:span text:style-name="Default_20_Paragraph_20_Font"><text:span text:style-name="T2">s</text:span></text:span>ceto,<text:line-break/><text:span text:style-name="Default_20_Paragraph_20_Font"><text:span text:style-name="T2">q</text:span></text:span>uemadmodum etiam Andromachus autumat. Nam Magnus<text:line-break/>et <text:span text:style-name="Default_20_Paragraph_20_Font"><text:span text:style-name="T2">D</text:span></text:span>emocrates definitam quandam hujus men<text:span text:style-name="Default_20_Paragraph_20_Font"><text:span text:style-name="T2">s</text:span></text:span>uram ipsis<text:line-break/>adjungi volunt, aequali siquidem panis modo aequatam<text:line-break/>carnium adiungentes, ita ipsas cum pane simul conterunt;<text:line-break/>postea jusculi quod fatis est affu<text:span text:style-name="Default_20_Paragraph_20_Font"><text:span text:style-name="T2">s</text:span></text:span>o, pastillo^ mediocres<text:line-break/>confluges, atque opobaIfami modico subactos in um-<text:line-break/>hraque repositos ad totius medicamenti confectionem<text:line-break/>reservabis.</text:p>
      <text:h text:style-name="Heading_20_2" text:outline-level="2">Cap. XIV. </text:h>
      <text:p text:style-name="P10">[T<text:span text:style-name="Default_20_Paragraph_20_Font"><text:span text:style-name="T2">heriacae compositio, repositio, aetas,<text:line-break/>probatio, dosis.] </text:span></text:span>Reliqua contundi et cribro quam licet<text:line-break/>subtilissimo concerni expedit; nam laevia admodum in-<text:line-break/>signiter juvare milli videntur, quod corporibus facilius<text:line-break/>apponantur. Porro quae consuergenda fuut laevigandaque,<text:line-break/>haec conteres et vino consperges; sit autem vinum lau-<text:line-break/>datifftmum Pbalernum; non dulce Faustianum, sed acre<text:line-break/>et quod omnibus vocatur Actum; deinde omnibus hunc</text:p>
      <text:p text:style-name="P3">in modum contritis, mellis quantum satis est adjicitur.<text:line-break/>erit autem satis, quemadmodum descriptiones continent,<text:line-break/>librae decem discoctae mediocriter, ut quicquid in eo<text:line-break/>cereum est flatulentumque in coctione separetur; deti-<text:line-break/>gendum autem mel Hymettion nuncupatum, quod apes<text:line-break/>probatissimum efficiunt, thymum hoc in monte, cui no-<text:line-break/>men Hymetto, nascentem depastae. iam vero resinam<text:line-break/>gaIbanumque seorsum prius eliquata medicamento in mor-<text:line-break/>tario sic adjunges, ac deinde omnibus in unitatem reda-<text:line-break/>ctis tritisque diligenter, rursus manu in opobalfami mo-<text:line-break/>dicunt intincta , ita antidotum in vitreis aut argenteis<text:line-break/>vasis repones, non vehementer ipsa replens, sed relicto<text:line-break/>quodam <text:span text:style-name="Default_20_Paragraph_20_Font"><text:span text:style-name="T2">s</text:span></text:span>patio, quo medicamentum perspiret; ad haec<text:line-break/>assidue operculum detrahes, ut et liberius exhalet et ma-<text:line-break/>tutior usus tibi ipsius contingat. Quippe haud modico<text:line-break/>tempore ad concoctionem indiget, ut quando usus posse-<text:line-break/>sat, antidotum probe sit concoctum; concoquitur autem<text:line-break/>ut plurimum duodecim annorum spatio. Qui vigentior</text:p>
      <text:p text:style-name="P3">ipsia validioreque uti volunt, etiam quinto anno et fe-<text:line-break/>lflimo exhibuerunt, praesertim in his qui a virulentis fe-<text:line-break/>in et a cane rabido commorsi sunt, praeterea in medica-<text:line-break/>mensis letalibus; hi enim quum gravem ab ejusmodi no-<text:line-break/>tam acceperint, potentiore etiam medicamenti praesidio<text:line-break/>mdigent. Est autem potens medicamentum adusque tri-<text:line-break/>ginta annos, ut in aliis affectibus, ubi tanta noxae causa<text:line-break/>nonest, sufficere videtur, quum usus exigit, sexagenarium:<text:line-break/>nam in tanti intervalli fine vehementer exolescit et ut<text:line-break/>lavare queat, imbecillum est medicamentum. Plerique<text:line-break/>agitur dum vim ipsius volunt experiri, primum medica-<text:line-break/>mentum quoddam purgans exhibentes, deinde nonnihil<text:line-break/>er antidoto propinantes, sic de ipsa faciunt judicium. Si<text:line-break/>namque valida vigensque fuerit, neutiquam purgationem<text:line-break/>fieri permittit, sua ipsius potentia medicamenti purgantis<text:line-break/>^ficariam evincens. Quod si ita fuerit purgatus , ut qui<text:line-break/>antidotum non assumpsisset, liquido constat vires esse in-</text:p>
      <text:p text:style-name="P3">validas et exoletas, ut ne quidem medicamenti facultater<text:line-break/>superare potuerim Caeterum mensura ipsi<text:span text:style-name="Default_20_Paragraph_20_Font"><text:span text:style-name="T2">u</text:span></text:span>s potus il<text:line-break/>omnib<text:span text:style-name="Default_20_Paragraph_20_Font"><text:span text:style-name="T2">u</text:span></text:span>s eadem non est, quemadmodum neque liquor, qm<text:line-break/>ipsum exhibituri diluimus. Siquidem in praedictis avet<text:line-break/>lanae nucis magnitudine ex tribus vini cyathis dilutan<text:line-break/>propinare affectis consuevimus; in aliis autem affectibu<text:line-break/>et men<text:span text:style-name="Default_20_Paragraph_20_Font"><text:span text:style-name="T2">s</text:span></text:span>ura et liquore varie utimur. Nam ad affectuun<text:line-break/>differentiam ea adaptantes, tum medicamenti quantitaten<text:line-break/>metimur, t<text:span text:style-name="Default_20_Paragraph_20_Font"><text:span text:style-name="T2">u</text:span></text:span>m congruum mixtionis humorem judicamus<text:line-break/>Non enim <text:span text:style-name="Default_20_Paragraph_20_Font"><text:span text:style-name="T2">s</text:span></text:span>olum ad <text:span text:style-name="Default_20_Paragraph_20_Font"><text:span text:style-name="T2">s</text:span></text:span>erarum morsus et letalia medica^<text:line-break/>menta auxiliari <text:span text:style-name="Default_20_Paragraph_20_Font"><text:span text:style-name="T2">s</text:span></text:span>olet antidotum , verum ad maximas etian<text:line-break/>alias affectiones praefentaneum esse remedium experienti:<text:line-break/>ac usu a nobis compertum est.</text:p>
      <text:h text:style-name="Heading_20_2" text:outline-level="2">Cap. XV.<text:span text:style-name="Default_20_Paragraph_20_Font"><text:span text:style-name="T2"> </text:span></text:span></text:h>
      <text:p text:style-name="P10"><text:span text:style-name="Default_20_Paragraph_20_Font"><text:span text:style-name="T2">[Quot et quantis morbis auxiliatur the-<text:line-break/>r</text:span></text:span>i<text:span text:style-name="Default_20_Paragraph_20_Font"><text:span text:style-name="T2">aca.] </text:span></text:span>Itaque galenen ipsam in propositis versibus Alli<text:line-break/>dromachus ideo, arbitror, vocavit, quoniam ce<text:span text:style-name="Default_20_Paragraph_20_Font"><text:span text:style-name="T2">u</text:span></text:span> ex qua-</text:p>
      <text:p text:style-name="P3">dam affectuum tempestate tranquillitatem quandam, ipsam<text:line-break/>nempe sanitatem corporibus conciliat. Capitis igitur<text:line-break/>dolores diuturnos et tenebricosas vertigines sanare, ad<text:line-break/>haec auditus difficultatem et oculorum hebetudinem sedare<text:line-break/>potest. Nonnunquam vero et gustus instrumentum labo-<text:line-break/>rans reficit; saepe in phreniticis deliria, generose somnum<text:line-break/>inducens sedavit; insuper animi perturbationes et im-<text:line-break/>plexas imagines somnis abigit. Comitialibus quoque ipsis<text:line-break/>vehementer solet auxiliari, copiosam ex capite humidita-<text:line-break/>tem absorbens et liberas spiritui vias efficiens. Iam et<text:line-break/>suspiriosos juvat, quum crassae quaedam pituitae in pul-<text:line-break/>menis fistulas impactae respirare hominem prohibent,<text:line-break/>prompte incidens, ut facile educantur, attenuansque fixos<text:line-break/>viscososque humores. Sanguinem rejicientes admodum<text:line-break/>juvat, si quis ipsam cum symphyto decoctam dilutamque<text:line-break/>aqua exhibuerit. Saepe stomachi vitiis mederi solet et<text:line-break/>naufea laborantem cibumque non capientem suaviter re-</text:p>
      <text:p text:style-name="P3">stituit; interdum etiam appetitum sine ratione intensum<text:line-break/>ex mordaci quadam et acri substantia ipsum infestante,<text:line-break/>certatim repressit. Insuper l<text:span text:style-name="Default_20_Paragraph_20_Font"><text:span text:style-name="T2">u</text:span></text:span>mbrscis intestina occupanti-<text:line-break/>b<text:span text:style-name="Default_20_Paragraph_20_Font"><text:span text:style-name="T2">u</text:span></text:span>s, coque stomacho insatiabiliter cibum appetente, me-<text:line-break/>dicamentum hoc propemodum enecatos magna fame feli-<text:line-break/>citer liberavit. Praeterea maximum latumque helminthem,<text:line-break/>i. e<text:span text:style-name="Default_20_Paragraph_20_Font"><text:span text:style-name="T2">. taeniam, </text:span></text:span>generatum, qui omnem assumptum cibum<text:line-break/>depascitur, eoque reliquum totum corpus emaciat, mira-<text:line-break/>biliter ab intestinis educit. Hepaticos quoque et lienosos<text:line-break/>affectus saepe sanat, obstructiones aperiens et jecoris<text:line-break/>lienisque affectibus medetur. ltem arquatum ex aliquo<text:line-break/>jecoris vitio oborientem strenue curat, bilem expurgans<text:line-break/>et veluti abstergens, tum ut jecur bilem a sanguine exa-<text:line-break/>mussim segreget, efficiens. Aliquando lienes scirrho in-<text:line-break/>duratos solvit , pa<text:span text:style-name="Default_20_Paragraph_20_Font"><text:span text:style-name="T2">u</text:span></text:span>latim sordidam Iuperfluamque in eis<text:line-break/>substantiam absumens. Conterit et renum calculos et<text:line-break/>quicquid terreum fordidumque in eis continetur facile<text:line-break/>expurgat. In vesica difficultatem urinae sedat et exutae-</text:p>
      <text:p text:style-name="P3">rationibus in ea plerumque est praesidio et difficilem ven-<text:line-break/>triculi concoctionem imbecillitatemque reficit, ventris<text:line-break/>corpus calfaciens confirmansque. Intestinorum ulcera<text:line-break/>ipfasque dy<text:span text:style-name="Default_20_Paragraph_20_Font"><text:span text:style-name="T2">s</text:span></text:span>enterias et lienterias tollere consuevit : ileosis<text:line-break/>quoque intestinorum torminibus affectis ac diu in culicum<text:line-break/>affectum collapsis prodest, prae<text:span text:style-name="Default_20_Paragraph_20_Font"><text:span text:style-name="T2">s</text:span></text:span>ertim quum intestina va-<text:line-break/>eant inflammationibus, acres ip<text:span text:style-name="Default_20_Paragraph_20_Font"><text:span text:style-name="T2">s</text:span></text:span>orum humores consumens<text:line-break/>et intestinorum flatus per vaporem discutiens. Interdum<text:line-break/>quoque cholera laborantibus egregie conducit, <text:span text:style-name="Default_20_Paragraph_20_Font"><text:span text:style-name="T2">c</text:span></text:span>o<text:span text:style-name="Default_20_Paragraph_20_Font"><text:span text:style-name="T2">rporis<text:line-break/></text:span></text:span>coagmentum corrobora<text:span text:style-name="Default_20_Paragraph_20_Font"><text:span text:style-name="T2">t</text:span></text:span>^ m<text:span text:style-name="Default_20_Paragraph_20_Font"><text:span text:style-name="T2">u</text:span></text:span>ltasque fluxiones sistens. Porro<text:line-break/>maxim<text:span text:style-name="Default_20_Paragraph_20_Font"><text:span text:style-name="T2">u</text:span></text:span>m ipsius opus saepe in cardiacis innotescit; quippe<text:line-break/>dum corpus multis continuisque sudoribus disiluit et ro-<text:line-break/>hur ipsius dissolutum est, neque vinum frequenter conti-<text:line-break/>nere morbus potest, antidoti potio et sudores sistit et fa-<text:line-break/>cassatam collapsam veluti erigit validamque efficit. Jam<text:line-break/>vero in mulieribus etiam men<text:span text:style-name="Default_20_Paragraph_20_Font"><text:span text:style-name="T2">s</text:span></text:span>es educit et uteri sedisque</text:p>
      <text:p text:style-name="P3">haemorrhoid<text:span text:style-name="Default_20_Paragraph_20_Font"><text:span text:style-name="T2">e</text:span></text:span>s suppressas multoties aperit. Mirifice vero<text:line-break/>et immoderatas sanguinis excretiones cohibere consuevit.<text:line-break/>Succurrat enim memoriae quod mixta variaque ipsius fa-<text:line-break/>cultas, quam in <text:span text:style-name="Default_20_Paragraph_20_Font"><text:span text:style-name="T2">s</text:span></text:span>uperioribus fum<text:span text:style-name="Default_20_Paragraph_20_Font"><text:span text:style-name="T2">u</text:span></text:span>s interpretati, ideo alia<text:line-break/>diff<text:span text:style-name="Default_20_Paragraph_20_Font"><text:span text:style-name="T2">u</text:span></text:span>ndens extennansqne cogat excerni, alia ob nativae<text:line-break/>facultatis imbecillitatem <text:span text:style-name="Default_20_Paragraph_20_Font"><text:span text:style-name="T2">s</text:span></text:span>uperfl<text:span text:style-name="Default_20_Paragraph_20_Font"><text:span text:style-name="T2">u</text:span></text:span>e excreta, viribus partium<text:line-break/>confirmatis <text:span text:style-name="Default_20_Paragraph_20_Font"><text:span text:style-name="T2">s</text:span></text:span>oleat inhibere. Quin etiam podagricos om-<text:line-break/>nesque articulorum fluxionibus tentatos tunc potissimum<text:line-break/>adjuvat, quum augmenti tempus praeterierit et vigoris<text:line-break/>status accesserit. Nam dolores epithematis lenientibus<text:line-break/>mitigans medicamentum propinabis, ut fluxiones cohibeat;<text:line-break/>quippe hoc antidotum jam infarctas digerit et alias invehi<text:line-break/>prohibet. Maxime vero prodest quum quis sanus frequen-<text:line-break/>ter id ass<text:span text:style-name="Default_20_Paragraph_20_Font"><text:span text:style-name="T2">u</text:span></text:span>mit, nam humorum superflua consumit et to-<text:line-break/>tam compagem atterat. Alia vero medicamenta, quae plli-<text:line-break/>dagrici in morbi propulsionem bibunt, ad pedes quidem</text:p>
      <text:p text:style-name="P3">fiuxionem ferri vetant, sed hujus superfluitatem non dis-<text:line-break/>cadentia majorem quendam morbum faciunt. Nam fluxione<text:line-break/>per corpus oberrante, pulm<text:span text:style-name="Default_20_Paragraph_20_Font"><text:span text:style-name="T2">o</text:span></text:span> qui semper ob respirandi<text:line-break/>necessitatem movetur, ac pr<text:span text:style-name="Default_20_Paragraph_20_Font"><text:span text:style-name="T2">o</text:span></text:span>pter c<text:span text:style-name="Default_20_Paragraph_20_Font"><text:span text:style-name="T2">o</text:span></text:span>rporis sui raritatem<text:line-break/>ad iliam excipiendam facilis, totam ipse ad se trahens,<text:line-break/>ita hominem suffocat, quod ego in multis contemplatus<text:line-break/>experientia didici , atque hujus rei gratia omnino ab hisce<text:line-break/>medicamentis bibendis abstinere consuluerim. Theriaca<text:line-break/>vero in talibus uti etiam vehementer adhortor; etenim<text:line-break/>humorum superfluitates exiccans juVat et alias colligi non<text:line-break/>permittit. Plerique igitur initio assidue hac usi potione<text:line-break/>in totum ab affectu liberati sunt; atque hac, opinor, ra-<text:line-break/>liene etiam hydero laborantes multum saepe adjuvit,<text:line-break/>dum supervacaneum humorem absumeret et insitum calo-<text:line-break/>rem persrigeratum facultate calefaceret, praesertim hy-<text:line-break/>dropas, quos anasarcas et leucophlegmatias appellant, in-<text:line-break/>signiter adjuvare consuevit, in t<text:span text:style-name="Default_20_Paragraph_20_Font"><text:span text:style-name="T2">o</text:span></text:span>tum sese corpus distri-</text:p>
      <text:p text:style-name="P3">buens et undequaque carnium humiditatem exprimens.<text:line-break/>Quapropter etiam pravo corporis habitui, cachexiam di-<text:line-break/>eunt, optimum est remedium, ut quae corporis habitum<text:line-break/>coagmentet, superflua discutiat, naturam ad naturales<text:line-break/>functiones fortiter obeundas praeparet. Hoc auxilii modo<text:line-break/>etiam elephantinis crebro succurrimus, nam quum multus<text:line-break/>rheumaticus humor sit corruptus, cujus vis totam cor-<text:line-break/>poris molem putrefaciet, antidotum morbum solet evin-<text:line-break/>cere, dum rheumatismos sistit et sanguinis fieri corruptio-<text:line-break/>nem prohibet. Ad haec tetanicos convulsos haud raro<text:line-break/>persanavit, nervos calefaciens et tensiones ipsorum laxans;<text:line-break/>quemadmodum etiam partium paralyses saepe curans, spi-<text:line-break/>ritu recreato, in naturalem statum reduxit et motus ob-<text:line-break/>eundos partibus reddidit. Mirari vero antidotum licet,<text:line-break/>quum non modo ipsum corpus aegrotum sanare conspi-<text:line-break/>ciamus, sed etiam animo saepe affectibus obnoxio posse<text:line-break/>auxiliari; quippe vitia e^ melancholia oborta seda hoc</text:p>
      <text:p text:style-name="P3">medicamentum continuo exhibitum, ceu exhauriens exu-<text:line-break/>gensque atram ex vasis et liene bilem, sicut et bestiarum<text:line-break/>virus; quare ad febrem quartanam potissimum pulchre<text:line-break/>convenit. Siquidem febris haec ab atra bile oborta<text:line-break/>Prompte antidoto tollitur, praesertim si quis artificiose ipso<text:line-break/>utatur. Ego igitur multos quartana laborantes hoc prae-<text:line-break/>fidio usus facite a morbo vindicavi; nam vomitu prius a<text:line-break/>ientaculo ipsos vacuans, deinde sequenti die absinthii suc-<text:line-break/>cum exhibens, ut bilis edulcescat contempereturque , ita<text:line-break/>horis duabus ante accessionem antidotum exhibeo, ac mi-<text:line-break/>rifice ipsum frequenter vidi proficere, ut protinus qui<text:line-break/>caperet, sine morbi accessione maneret.</text:p>
      <text:h text:style-name="Heading_20_2" text:outline-level="2">Cap. XVI.</text:h>
      <text:p text:style-name="P10"><text:s/><text:span text:style-name="Default_20_Paragraph_20_Font"><text:span text:style-name="T2">[Methodicorum reprehensio, qui morbo-<text:line-break/>ru</text:span></text:span>m <text:span text:style-name="Default_20_Paragraph_20_Font"><text:span text:style-name="T2">causas noscere supervacuum arbitrantur: et inde re-<text:line-break/>siqua theriacae remedia.] </text:span></text:span>Hydr<text:span text:style-name="Default_20_Paragraph_20_Font"><text:span text:style-name="T2">o</text:span></text:span>phobiam , id est <text:span text:style-name="Default_20_Paragraph_20_Font"><text:span text:style-name="T2">aquae<text:line-break/></text:span></text:span>m<text:span text:style-name="Default_20_Paragraph_20_Font"><text:span text:style-name="T2">e</text:span></text:span>t<text:span text:style-name="Default_20_Paragraph_20_Font"><text:span text:style-name="T2">um, </text:span></text:span>morborum pessimum,^ hoc medicamentum saepe</text:p>
      <text:p text:style-name="P3">tollere consuevit et mirabiliter tantorum malorum con^<text:line-break/>cursui resistere. Non enim corpus duntaxat ipsis inarescit<text:line-break/>et convellitur interdum febreque acri intus uritur, sed<text:line-break/>animus etiam delirat et gravissimum ipsis adsert sympto-<text:line-break/>ma<text:span text:style-name="Default_20_Paragraph_20_Font"><text:span text:style-name="T2">s</text:span></text:span> Quippe aquam timent ac propter multam siccitatem<text:line-break/>humidi tenentur desiderio et a potu abstinent, quia mente<text:line-break/>alienati id quod auxiliari possit considerare nequeunt;<text:line-break/>fugientes enim aquam paventesque miserrimo mortis ge-<text:line-break/>nere intereunt, in quibus potissimum methodicos sum de-<text:line-break/>miratus, qui causas ad curationem esse inutiles dic<text:span text:style-name="Default_20_Paragraph_20_Font"><text:span text:style-name="T2">u</text:span></text:span>nt;<text:line-break/>haud enim <text:span text:style-name="Default_20_Paragraph_20_Font"><text:span text:style-name="T2">s</text:span></text:span>cio quomodo his queant mederi, quum sim-<text:line-break/>plex morsus^ existit et similis a non rabioso cane illato<text:line-break/>apparet; quem enim curationis modum ipsis indicabit<text:line-break/>vulnus corporis obiter inspect<text:span text:style-name="Default_20_Paragraph_20_Font"><text:span text:style-name="T2">u</text:span></text:span>m, nec interiore causa ab<text:line-break/>eis examinata nec ipsorum oculis animadversa , a ratlos<text:line-break/>nali autem medico sola ratione et diligenti examine adin-<text:line-break/>venta? Quamobrem qui in methodicum male curantem</text:p>
      <text:p text:style-name="P3">inciderit miser, ceu irrationalem quandam et ipsum bestiam<text:line-break/>existentem, omnino moriturus est, merito per illius se-<text:line-break/>clam occumbens, quoniam ob dogmatis sequelam causam<text:line-break/>m<text:span text:style-name="Default_20_Paragraph_20_Font"><text:span text:style-name="T2">q</text:span></text:span>uirere non dignatur. Qui vero in rationalem medi-<text:line-break/>cum feliciter inciderit, neque tam pravis symptomatis fa-<text:line-break/>ciIe corripietur et mortem propter rationalis medici ar-<text:line-break/>sistcium evadet. Nam hujusmodi medicus eo qui com-<text:line-break/>corsus est suscepto, statim accurate perquiret qualisnam<text:line-break/>^anis fuerit qui ipsum momordit. Si enim audieris gra-<text:line-break/>ciIem corpore, siccum, oculis rubentibus, cauda demissa,<text:line-break/>spuma ex ore fluente, praeterea lingua foras porrecta et<text:line-break/>linquam biIe colorata, obvium quemque insiliifle citraque<text:line-break/>talionem c<text:span text:style-name="Default_20_Paragraph_20_Font"><text:span text:style-name="T2">u</text:span></text:span>curristis , deinde rursus subito consistentem<text:line-break/>cum ira quadam magis furenti non ipsi praevisos mo-<text:line-break/>mordisse. haee^ inquam, si in eo sic habere audieris, sta-<text:line-break/>lnu rabidum canem fuisse intelliges. Itaque vulnus haud<text:line-break/>simpliciter quemadmod<text:span text:style-name="Default_20_Paragraph_20_Font"><text:span text:style-name="T2">u</text:span></text:span>m methodicus curabis , sed con-</text:p>
      <text:p text:style-name="P3">festim ipsum etiam amplius efficies, carne multo inter-<text:line-break/>vallo orbiculari figura praecisa, ne faciIe ad cicatricem<text:line-break/>perveniat; fed foramen diu, minimum quadraginta diebus,<text:line-break/>patescat, ut per hoc canis virus emanet. Cauteriis igitur<text:line-break/>admodum candentibus locum adurere solemus et aliis uti<text:line-break/>medicamentis, quae extrahendi vim obtinent, nec virus<text:line-break/>intra carnem manere sinunt. Ego autem considerans afi-<text:line-break/>quando antidotum ipsum oleo ex rosis consecto dilui et<text:line-break/>ceu medicamentum , <text:span text:style-name="Default_20_Paragraph_20_Font"><text:span text:style-name="T2">linteolis concerptis excipitur</text:span></text:span> (cunno-<text:line-break/>tum, id est <text:span text:style-name="Default_20_Paragraph_20_Font"><text:span text:style-name="T2">linamentum) </text:span></text:span>in vulnus indidi, ut cucurlu-<text:line-break/>tusae cujusdam modo exugeret et ex alto quod cornua-<text:line-break/>pendo corpori erat extraheret. In summa theriace et<text:line-break/>extrinsecus imposita et epota rabiosorum morsibus prae-<text:line-break/>fentanei medicamenti cujusdam instar exacte opituIaluL<text:line-break/>Caeterum nobis esiam in pestifera lue Polum hoc antisti<text:line-break/>tum malo correptis prodesse adeo vi<text:span text:style-name="Default_20_Paragraph_20_Font"><text:span text:style-name="T2">s</text:span></text:span>um est, ut nullum<text:line-break/>aliud praesidium tanto malo resistere fuerit idoneum. Nsu-</text:p>
      <text:p text:style-name="P3"><text:span text:style-name="Default_20_Paragraph_20_Font"><text:span text:style-name="T2">q</text:span></text:span>ue pestis tanquam et ipsa existat quaedam bellua, haud<text:line-break/>paucos aliquos , verum civitates quoque totas depascens<text:line-break/>maIe conficit. Quippe prava quaedam aeris ad corruptio-<text:line-break/>nem prompta mutatio efficitur et homines quum respira-<text:line-break/>tionis necessitate periculum evitare nequeant, ipsum aerem<text:line-break/>vetati venenum quoddam ad se per os attrahunt. <text:span text:style-name="Default_20_Paragraph_20_Font"><text:span text:style-name="T2">l</text:span></text:span>Quam-<text:line-break/>obrem etiam Hsppocratem ilium multis modis admiran-<text:line-break/>dum laudo, qui pestem illam ex Aethiopia Graecos in va-<text:line-break/>dentem non aliter curaverit quam aeris mutatione alte-<text:line-break/>talioneque, ne talis amplius inspiraretur.^ Quum igitur<text:line-break/>ignem per totam <text:span text:style-name="Default_20_Paragraph_20_Font"><text:span text:style-name="T2">Athenarum</text:span></text:span> urbem incendi iussisset , non<text:line-break/>simplicem accensionis materiam, verum serta floresque<text:line-break/>suavissimos alimentum ipsius esse consuluit, unguentaque<text:line-break/>pinguissima et odorisera ipsis superfundi, ut aerem purum<text:line-break/>hoc modo redditum homines in mali subsidium respira-<text:line-break/>I^nt. Simili ratione theriacen , ceu ipsa quoque ignis<text:line-break/><text:span text:style-name="Default_20_Paragraph_20_Font"><text:span text:style-name="T2">q</text:span></text:span>uidam purgatorius existat, praesumentes in pestisero <text:span text:style-name="Default_20_Paragraph_20_Font"><text:span text:style-name="T2">aeris</text:span></text:span></text:p>
      <text:p text:style-name="P3">statu, neutiquam malo corripi sinere novimus, corruptis<text:line-break/>jam p<text:span text:style-name="Default_20_Paragraph_20_Font"><text:span text:style-name="T2">o</text:span></text:span>ste mederi, aeris inspirati malitiam inalterantem<text:line-break/>mutantemque, ut quae compagem insici magis prohibeat.<text:line-break/>Quapropter consilium tibi do ut ob has tam repentinas<text:line-break/>aeris constitutiones aliasque noxarum causas oborientes<text:line-break/>in prospera quoque valetudine crebro antidotum assumas,<text:line-break/>quo et externis accidentibus corpus resistat, ac ubi jam<text:line-break/>fuerit affectum, illud invenias propitium. Hoc enim veluti<text:line-break/>bonam quandam temperiem salubremque statum corporibus<text:line-break/>ind<text:span text:style-name="Default_20_Paragraph_20_Font"><text:span text:style-name="T2">u</text:span></text:span>cit, dum humorum superfluitates absumit, partes per-<text:line-break/>frictionibus emortuas recalesacit et insitam facultatem na-<text:line-break/>turae f<text:span text:style-name="Default_20_Paragraph_20_Font"><text:span text:style-name="T2">u</text:span></text:span>nctionibus probe obeundis c<text:span text:style-name="Default_20_Paragraph_20_Font"><text:span text:style-name="T2">o</text:span></text:span>rroborat. Quum<text:line-break/>enim natura valida est, tunc etiam sine impedimento ven-<text:line-break/>tric<text:span text:style-name="Default_20_Paragraph_20_Font"><text:span text:style-name="T2">o</text:span></text:span>lus cibos concoquit, ac venae ipsos prompte in san-<text:line-break/>guinem redigunt, jecur bilem ex facili secernit, cor purum<text:line-break/>sanguinem suscipiens universo deinde, ut jam nutrire<text:line-break/>queat, c<text:span text:style-name="Default_20_Paragraph_20_Font"><text:span text:style-name="T2">o</text:span></text:span>rpori transmittit, excretiones ipsas moderate mo-</text:p>
      <text:p text:style-name="P3">derate molit<text:span text:style-name="Default_20_Paragraph_20_Font"><text:span text:style-name="T2">u</text:span></text:span>r, recrementa corp<text:span text:style-name="Default_20_Paragraph_20_Font"><text:span text:style-name="T2">o</text:span></text:span>ris per totam respiratio-<text:line-break/>siem salubriter discutit. Maxime vero in peregrinationi-<text:line-break/>antidoti potionem consuluerim , quum in frigido aere<text:line-break/>l^r hiemem iter aggrederis. Erit enim ceu salubre quod-<text:line-break/>dun Viscerum indumentum et multum calorem praebere<text:line-break/>Ipsa idoneum. Jam vero ad animi prudentiam aciemque<text:line-break/>aou esse inefficacem pernovi; quippe <text:span text:style-name="Default_20_Paragraph_20_Font"><text:span text:style-name="T2">s</text:span></text:span>en<text:span text:style-name="Default_20_Paragraph_20_Font"><text:span text:style-name="T2">s</text:span></text:span>us valide <text:span text:style-name="Default_20_Paragraph_20_Font"><text:span text:style-name="T2">su</text:span></text:span>o<text:line-break/>fungi munere efficit mentemque vaporibus liberatam<text:line-break/>^IlsiIiorem reddit. Breviter totum corpus ita ab injnriis<text:line-break/>murum facit, ut ne a deleterio quodam possit infici. Nam<text:line-break/>^Ba et tantae mixtionis medicamenti facultas ejusmodi<text:line-break/>^unitatem producit, prae<text:span text:style-name="Default_20_Paragraph_20_Font"><text:span text:style-name="T2">s</text:span></text:span>ertim quum bestiarum mixtura<text:line-break/>instat. Proditur enim Mithridatem magnum illum bella-<text:line-break/>sttem non theriacam , ut quae necdum esset, <text:span text:style-name="Default_20_Paragraph_20_Font"><text:span text:style-name="T2">s</text:span></text:span>ed aliud<text:line-break/>anbdotum variis quoque mixtionibus compositum , ipsius-<text:line-break/>lsie dictum nomine [Mithridatium enim appellatur) prae-</text:p>
      <text:p text:style-name="P3">sumentem, ob firmam corporis constitutionem ex illo<text:line-break/>praeparatum, non p<text:span text:style-name="Default_20_Paragraph_20_Font"><text:span text:style-name="T2">o</text:span></text:span>tuisse veneno poto interire. Quum<text:line-break/>enim bellum adversus Roman<text:span text:style-name="Default_20_Paragraph_20_Font"><text:span text:style-name="T2">o</text:span></text:span>s gerens a Pompejo victus<text:line-break/>in extremis medicamenti veneno sanus mori cogeretur,<text:line-break/>medicamento epoto eoque copioso ipse quidem non in-<text:line-break/>tersit, filiae autem ob eximium erga patrem amorem cum<text:line-break/>eo mortem volentes oppetere ejusdem medicamenti potu<text:line-break/>subito c<text:span text:style-name="Default_20_Paragraph_20_Font"><text:span text:style-name="T2">o</text:span></text:span>nciderunt; deinde quum mortem ille obire sta-<text:line-break/>tim non posset, veneno propter antidotum praesumptum<text:line-break/>inefficace, vocato quodam ipsius amico nomine Bistoco<text:line-break/>injunxit ipsum jugularet ; atque sic medicamenti opus<text:line-break/>ferro absolvens mori ipsum violenter coegit.</text:p>
      <text:h text:style-name="Heading_20_2" text:outline-level="2">Cap. XVII.</text:h>
      <text:p text:style-name="P10"><text:s/><text:span text:style-name="Default_20_Paragraph_20_Font"><text:span text:style-name="T2">[Quantum et quando et a quibus the-<text:line-break/>riaea sit accipienda.] </text:span></text:span>Vides igitur quantum efficaciae ad<text:line-break/>firmam corporis habitudinem conciliandam vatiae mixtio-<text:line-break/>nis medicamenta obtineant et potissimum theriace, ob</text:p>
      <text:p text:style-name="P3">tantam, ut dixi, ferarum facultatem. Caeterum medica-<text:line-break/>mentum hoc meo consilio sumes proba fruitus concoctione<text:line-break/>stec cibis repletus; mensuraque alias alia utens recte fa-<text:line-break/>cies. lu tardum enim fabae Aegyptiacae magnitudinem cum<text:line-break/>duobus aquae cyathis capies, ubi exiguum ad concoctio-<text:line-break/>Renl ipsius intervallum erit; interdum vero avellanae nu-<text:line-break/>cis magnitudine bibes tribus cyathis temperatum, quum<text:line-break/>plus temporis ad medicamenti distributionem habiturus es.<text:line-break/>Porro inspice et anni tempus et regionem ubi medica-<text:line-break/>mentum assumes. Nam per aestatem neutiquam id capere<text:line-break/>consuluerim^ quippe flat<text:span text:style-name="Default_20_Paragraph_20_Font"><text:span text:style-name="T2">u</text:span></text:span> aeris calido etiam ex anti-<text:line-break/>doto corpus longe calidius evadens laeditur, atque hoc<text:line-break/>mirabilia ille Hippocrates considerans <text:span text:style-name="Default_20_Paragraph_20_Font"><text:span text:style-name="T2">medicamenti exin—<text:line-break/>l</text:span></text:span>a<text:span text:style-name="Default_20_Paragraph_20_Font"><text:span text:style-name="T2">ti</text:span></text:span>o<text:span text:style-name="Default_20_Paragraph_20_Font"><text:span text:style-name="T2">nes ante caniculae ortum et sub ca dtspciles esse</text:span></text:span> I<text:span text:style-name="Default_20_Paragraph_20_Font"><text:span text:style-name="T2">ra-<text:line-break/>dit</text:span></text:span>, quoniam febrem hoc potissimum tempus hominibus<text:line-break/>advehit. Quapropter et aetate florentibus et multo natu-<text:line-break/>raIi calore praeditis neque multum neque saepe exhiberi</text:p>
      <text:p text:style-name="P3">medicamentum est consilium ; quemadmodum iis qui jam<text:line-break/>vita declinant et plurimum et crebro non ex aqua, fed<text:line-break/>vino magis assumi profuerit, ut corporis virtus jam emar-<text:line-break/>cefcens et genuinus calor extinctus ref<text:span text:style-name="Default_20_Paragraph_20_Font"><text:span text:style-name="T2">o</text:span></text:span>cillari accendique<text:line-break/>ipsius possit beneficio. At in pueris omnino medicamen-<text:line-break/>t<text:span text:style-name="Default_20_Paragraph_20_Font"><text:span text:style-name="T2">u</text:span></text:span>m est vitandum; quippe cujus magnitudo iIlorum vir-<text:line-break/>tute major sit et corpus ex facili dissolvat, nativum fpi-<text:line-break/>ritum cito extinguat; quemadmodum sane et lucernae<text:line-break/>flammam oleum igne copiosius adhibitum prompte extin-<text:line-break/>guiI. Ego itaque ex historia memini puellum aliquando<text:line-break/>ex intempestiv<text:span text:style-name="Default_20_Paragraph_20_Font"><text:span text:style-name="T2">o</text:span></text:span> antid<text:span text:style-name="Default_20_Paragraph_20_Font"><text:span text:style-name="T2">o</text:span></text:span>ti usu dissolutum. Etenim diuturna<text:line-break/>febre laborabat, gracilis admodum corpore et viribus im-<text:line-break/>bacillis, ut qui vix multa diligentia posset superesse; quae<text:line-break/>qu<text:span text:style-name="Default_20_Paragraph_20_Font"><text:span text:style-name="T2">u</text:span></text:span>m ego ex medica ratione conspicerem , etiam vehe-<text:line-break/>menter ipsi medicamentum dari prohibebam. Nam qui-<text:line-break/>dam ejus curationi praefectus , qui videlicet patrem fe esse<text:line-break/>diceret et tyrannicam imperandi facuItatem potius habe-<text:line-break/>ret quam ex ratione consilium audiret, temere et vi<text:span text:style-name="Default_20_Paragraph_20_Font"><text:span text:style-name="T2">a-</text:span></text:span></text:p>
      <text:p text:style-name="P3">lenter admodum me compulit, ut infanti medicamentum<text:line-break/>exhiberem ; quod jam assumpt<text:span text:style-name="Default_20_Paragraph_20_Font"><text:span text:style-name="T2">u</text:span></text:span>m concoqui non potuit,<text:line-break/>sortius videlicet ejus virtute qui ceperat, verum totum<text:line-break/>ipsius habitum dissolvit alvumque fecit profluentem , at-<text:line-break/><text:span text:style-name="Default_20_Paragraph_20_Font"><text:span text:style-name="T2">q</text:span></text:span>ue ita propter irrationalem medicamenti usum noctu<text:line-break/>msans periit. Porro si in calidiore nonnunquam verseris<text:line-break/>legione, cave medicamento utaris, aeris caliditate illic<text:line-break/>lofiiciente, qua de causa etiam hominibus sub primo solis<text:line-break/>ortu calidissimis et multa inde siccitate praeditis medica-<text:line-break/>mentum esse mihi videtur dissentaneum.</text:p>
      <text:p text:style-name="P1">Cap. XVIII. <text:span text:style-name="Default_20_Paragraph_20_Font"><text:span text:style-name="T2">[De salibus theriacis.] </text:span></text:span>Praeparantur<text:line-break/><text:span text:style-name="T3">e</text:span>t sales quidam ex his feris. Nam illor<text:span text:style-name="Default_20_Paragraph_20_Font"><text:span text:style-name="T2">u</text:span></text:span>m etiam memi-<text:line-break/>aisse necessarium mihi visum est, ut absolutissimus hisce<text:line-break/>de rebus tibi sermo fiaI. Faciunt iidem ad omnia prae-<text:line-break/>dicta, modice quidem longoque temporis spatio praesidium<text:line-break/>praebere habiles, frequenti autem usu paulatim adjuvan-</text:p>
      <text:p text:style-name="P3">tes; quocirca plerique ex iis qui utuntur, ubi non velox<text:line-break/>ab eis praesidium <text:span text:style-name="Default_20_Paragraph_20_Font"><text:span text:style-name="T2">s</text:span></text:span>entiunt, nequaquam posse opitulari ar-<text:line-break/>intrantur, maxime quia igne corp<text:span text:style-name="Default_20_Paragraph_20_Font"><text:span text:style-name="T2">u</text:span></text:span>s ip<text:span text:style-name="Default_20_Paragraph_20_Font"><text:span text:style-name="T2">s</text:span></text:span>orum in cinerem<text:line-break/>redigitur, dicentes auxiliatITces eorum facultates per ustio-<text:line-break/>nem evanescere. Ego quidem affirmo sales, etsi vim the-<text:line-break/>riacae imparem habeant, non tamen omnino robur auxi-<text:line-break/>Barium in eis obliterari. Multa siquidem ignis commercio<text:line-break/>redduntur meliora; interdum latentem ip<text:span text:style-name="Default_20_Paragraph_20_Font"><text:span text:style-name="T2">s</text:span></text:span>orum naturam<text:line-break/>in apertum edunt, nonnulla vero ad quem volumus u<text:span text:style-name="Default_20_Paragraph_20_Font"><text:span text:style-name="T2">s</text:span></text:span>um<text:line-break/>accommoda efficiuntur. Aurum itaque ip<text:span text:style-name="Default_20_Paragraph_20_Font"><text:span text:style-name="T2">s</text:span></text:span>o igne exple-<text:line-break/>ratur et adulterum, igne si accendatur, arguitur, atque<text:line-break/>flamma exacte purgatum germanum esse apparet. lam<text:line-break/>ferrum igne mollescit et flexum nobis ad multos vitae<text:line-break/>u<text:span text:style-name="Default_20_Paragraph_20_Font"><text:span text:style-name="T2">s</text:span></text:span>us habita este videtur. Nunquid etiam plurima quae in<text:line-break/>corpus ingeruntur nutriendis nobis ignis beneficio red-<text:line-break/>duntur idonea? Panis siquidem et reliquorum animalium<text:line-break/>et piscium carnes crudae adhuc appetitus usui sunt in-</text:p>
      <text:p text:style-name="P3">utiles, coctae, tunc etiam corporum alimenta fiunt. Jam<text:line-break/>vinum ipsum statim ab uvis expressum crudum incoctum-<text:line-break/>que est, solis autem aestu coctum tunc et suavissimum<text:line-break/><text:span text:style-name="T4">e</text:span>t maxime potabile redditur. Porro multa in arte medi-<text:line-break/>ramenta quamdi<text:span text:style-name="Default_20_Paragraph_20_Font"><text:span text:style-name="T2">u</text:span></text:span> veterem ipsorum naturam retinent, acer-<text:line-break/>rnna esse et corporibus inimica experientia docet ; do-<text:line-break/>mita vero ignia necessitate curationi fiunt congrua. lta-<text:line-break/><text:span text:style-name="Default_20_Paragraph_20_Font"><text:span text:style-name="T2">q</text:span></text:span>ue chalcitis cruda quidem corpora contingens facile<text:line-break/>crustas excitat tosta vero cicatricem ulceribus inducit.<text:line-break/>Item lapis Phrygius crudus acerrimus est, ignitus au-<text:line-break/>tem et cum aliis quibusdam tritus praesens fit oculorum<text:line-break/>remedium. Spongiae ustae cinis sanguinis fluxionem<text:line-break/>potenter inhibet; idem mihi etiam in thersacis salibus<text:line-break/>fieri apparet. Omnia enim simul usta ac integrae ac-<text:line-break/>censita bestiae pravam vim corporibus inditam ex ustione<text:line-break/>deponunt et ab igne auxilii symmetriam sortiuntur. Pe-</text:p>
      <text:p text:style-name="P3">culiariler autem et maxime sales medentur affectibus<text:line-break/>summa in cute obortis, leucis dico, lepris impetiginique<text:line-break/>agresti; nam superfluitates cutis subditas acresq<text:span text:style-name="Default_20_Paragraph_20_Font"><text:span text:style-name="T2">u</text:span></text:span>e polisti-<text:line-break/>mum discutiunt. Plurimi igitur ipsus manducantes sudo-<text:line-break/>ribus largiter dissinentes corruptam vacuant substantiam,<text:line-break/>ut pediculos quoque vocatos quosdam ejiciant, ex cor-<text:line-break/>ruptione proprie nascentes; quos ideo, ut autumo, phthi-<text:line-break/>ras appellant. Dentes optime abstergunt et flaccidas par-<text:line-break/>tes densant, fluorem ipsis illabentem reprimunt, imputres<text:line-break/>servant, perforari aut erodi ipsus non sinunt.</text:p>
      <text:p text:style-name="P1">Cap. XIX.<text:span text:style-name="Default_20_Paragraph_20_Font"><text:span text:style-name="T2"> [De salium theriacorum compositione.]<text:line-break/></text:span></text:span>Hunc in modum ipsi praeparantur; conabor enim tibi<text:line-break/>rursus horum quoque consuetionem sermone describere.<text:line-break/>♃ Viperas praedictis similes et eodem tempore captas,<text:line-break/>numero quatuor, non biduo plus post venationem, verum</text:p>
      <text:p text:style-name="P3">fi fieri possit, eodem die quo <text:span text:style-name="Default_20_Paragraph_20_Font"><text:span text:style-name="T2">s</text:span></text:span>unt captae; deinde falis<text:line-break/>flmmomaei^ sin minus, communis colore albi et leniter<text:line-break/>splendescentis modium Italicum; mox cum ipsis tunde<text:line-break/>minutatim gentianae Creticae libram unam st , aristolo-<text:line-break/>ehiae rotundae libram unam si, centaurii tenuis comae<text:line-break/>^sistas ij, cardamomi Armeniaci, marrubii, singulorum<text:line-break/>Ʒ vj , scordii montani, apii, cbamaedryos Creticae libram<text:line-break/>hnam, rutae sativae feminis libram j, melle Attico haec<text:line-break/>unita excipe et libram si , mediam ip<text:span text:style-name="Default_20_Paragraph_20_Font"><text:span text:style-name="T2">s</text:span></text:span>orum portionem in<text:line-break/>ollana ex argilla factam vacuam praemitte et cum ipsis<text:line-break/>inlice; deinde quatuor viperas vivas, mox scissas teneras<text:line-break/>recentissimas quinque in tenues partes concide; ita re-<text:line-break/>Iitluam aliorum partem dimidiam adjice, ac ubi coope-<text:line-break/>rueris ollam, lutoque diligenter obtineris, quatuor ipsam<text:line-break/>sissaminibus aperies, ut per ea vapor coctionis modum<text:line-break/>mdiceI. Nam primum fumus exire videbitur copiosus,<text:line-break/>cessurus admodumque turbidus, notans ignem jam feras<text:line-break/>^rasisse. quando te animum quoque diligenter advertere</text:p>
      <text:p text:style-name="P3">moneo, ne tandem hujus fumi aerem ex viperarum ex-<text:line-break/>Litatione infectum inspires. Postea ubi vapor cessaverit<text:line-break/>et tenuem quandam flammam per foramina ejici confpexe-<text:line-break/>ris, tunc spfa cocta esse quam optime cenfeto, atque ita<text:line-break/>ollam de igne tollito , tota die et nocte refrigerans.<text:line-break/>Deinde apertos exemptosque carbones diligenter tundite<text:line-break/>et cum hisce mixturis cribrato, rutae agrestis feminis<text:line-break/>℥ ix, hyssopi Cretici uncias novem, foeniculi feminis<text:line-break/>agrestis ℥ vj, nardi Celticae, spicae Scythicae, singulorum<text:line-break/>uncias sex, petroselini Macedonici uncias quatuor, amo-<text:line-break/>mi uvae uncias tres, origani Heracleotici summitatum un-<text:line-break/>cias novem, hormini seminis torresacti uncias tres, thymi<text:line-break/>Attici summitat<text:span text:style-name="Default_20_Paragraph_20_Font"><text:span text:style-name="T2">u</text:span></text:span>m uncias novem, malabathri Indici lo-<text:line-break/>horum uncias quatuor, baccarum juniperi Laconici carnis<text:line-break/>libras duas, adianti sativi seminis uncias vj , piperis albi<text:line-break/>libr. ij, piperis nigri libras duas, laseris radicis uncias<text:line-break/>decem, gingiberis non forali libras duas, satyrii seminis</text:p>
      <text:p text:style-name="P11">vel radicis ℥ vj, pulegii montani ℥ vj, seselis Maflaliotici<text:line-break/>rufi ℥ vj, tordyli montani seminis ℥ sex, mentae ℥ sex,<text:line-break/>Cassiae optimae uncias duas, cinnamomi unciam unam.<text:line-break/>Conare autem ipsa contusa crihrataque rursus contundere<text:line-break/>et cribro frequenter incernere, ut adamussim fiant laevia;<text:line-break/>atque sic in vasis vitreis reposita non statim usurpare<text:line-break/>convenit, sed post decem fere dies. Porro ego ipsos<text:line-break/>praeparavi bestiis non ustis, sed ipsarum pastillis quem-<text:line-break/>admodum in theriaca ostendi confici, miscens ipsos quo-<text:line-break/>que iis quae cum belluis comburuntur, ut quam habeant<text:line-break/>in se amarulentiam , eam in ustione deponant, tanta pa-<text:line-break/>Isidorum nIenfura adjecta , quantam quatuor viperarum<text:line-break/>numerum habere conjectnrabam, et facti sunt longe prae-<text:line-break/>Ilia Insim i , nec cinereum ex ustione gustu referentes, nec<text:line-break/>colore nigri<text:span text:style-name="T2">, s</text:span>ed etiam qualitate in usu <text:span text:style-name="T2">s</text:span>uavissimi redditi<text:line-break/>et vires, ad quae dixi peculiariter ip<text:span text:style-name="T2">s</text:span>os facere, eviden-<text:line-break/>flores obtinentes. Hic est de theriaca et salibus theriacis<text:line-break/>liber, diligenter, ut judico, a me examinatus, hac maxime</text:p>
      <text:p text:style-name="Standard"/>
      <text:p text:style-name="P3">causa, quoniam et tu in omnes disciplinas studiose in-<text:line-break/>cumbis. Memini enim te, quum literarum studiis egre-<text:line-break/>gie inter civilia adhuc negotia vacares , vel legeres quod-<text:line-break/>dam problema j<text:span text:style-name="Default_20_Paragraph_20_Font"><text:span text:style-name="T2">u</text:span></text:span>dicare oratores nonnunquam ut desinant<text:line-break/>multas conari occasi<text:span text:style-name="Default_20_Paragraph_20_Font"><text:span text:style-name="T2">o</text:span></text:span>nes invenire, atque hoc agitare. Et-<text:line-break/>enim deos ajehas, dum non vaticinantur, nihil eloqui;<text:line-break/>interdum vero etiam oracula silent. Est quum et mare<text:line-break/>tempestatibus navigari non potest, agmina fluviorum sisto n-<text:line-break/>tur et paulo post rursus fluere incipiunt. Item terra fru-<text:line-break/>otus non <text:span text:style-name="Default_20_Paragraph_20_Font"><text:span text:style-name="T2">s</text:span></text:span>emper producit. Quare tu<text:span text:style-name="Default_20_Paragraph_20_Font"><text:span text:style-name="T2">u</text:span></text:span>m ego exemplum<text:line-break/>imitatus, nihil ex his quae de theriaca q<text:span text:style-name="Default_20_Paragraph_20_Font"><text:span text:style-name="T2">u</text:span></text:span>aeruntur omisi;<text:line-break/>simulque te adhortor ut libenter medicamento utaris,<text:line-break/>quoniam longaevum vitae usum ipsius exhibere observa-<text:line-break/>tum est; quod merito ut tibi a diis contingat exop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Microsoft Sans Serif" fo:font-family="'Microsoft Sans Serif'" style:font-family-generic="swiss" style:font-pitch="variable" fo:font-size="12pt" fo:language="la" fo:country="VA" style:font-name-asian="Microsoft Sans Serif" style:font-family-asian="'Microsoft Sans Serif'" style:font-family-generic-asian="swiss" style:font-pitch-asian="variable" style:font-size-asian="12pt" style:language-asian="la" style:country-asian="VA" style:font-name-complex="Microsoft Sans Serif" style:font-family-complex="'Microsoft Sans Serif'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4</dc:title>
    <dc:subject/>
    <meta:initial-creator>Galien</meta:initial-creator>
    <meta:creation-date>2023-01-16T11:40:00Z</meta:creation-date>
    <dc:date>2023-01-16T14:04:58.180000000</dc:date>
    <meta:editing-cycles>5</meta:editing-cycles>
    <meta:editing-duration>PT18M1S</meta:editing-duration>
    <meta:document-statistic meta:table-count="0" meta:image-count="0" meta:object-count="0" meta:page-count="85" meta:paragraph-count="123" meta:word-count="11200" meta:character-count="79274" meta:non-whitespace-character-count="68181"/>
    <meta:template xlink:type="simple" xlink:actuate="onRequest" xlink:title="" xlink:href="Normal.dotm"/>
  </office:meta>
</office:document-meta>
</file>